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78459.54" calcext:value-type="float">
            <text:p>78459,54</text:p>
          </table:table-cell>
          <table:table-cell table:formula="of:=[.G115]" office:value-type="float" office:value="128314.54" calcext:value-type="float">
            <text:p>128314,54</text:p>
          </table:table-cell>
          <table:table-cell table:formula="of:=[.L115]" office:value-type="float" office:value="107271.3" calcext:value-type="float">
            <text:p>107271,3</text:p>
          </table:table-cell>
          <table:table-cell office:value-type="float" office:value="50000" calcext:value-type="float">
            <text:p>50000</text:p>
          </table:table-cell>
          <table:table-cell table:formula="of:=[.C115]" office:value-type="float" office:value="5.87" calcext:value-type="float">
            <text:p>5,87</text:p>
          </table:table-cell>
          <table:table-cell table:formula="of:=[.H115]" office:value-type="float" office:value="9.85" calcext:value-type="float">
            <text:p>9,85</text:p>
          </table:table-cell>
          <table:table-cell table:formula="of:=[.M115]" office:value-type="float" office:value="5.44" calcext:value-type="float">
            <text:p>5,44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0.7" calcext:value-type="float">
            <text:p>0,7</text:p>
          </table:table-cell>
          <table:table-cell table:formula="of:=[.I115]" office:value-type="float" office:value="1.7" calcext:value-type="float">
            <text:p>1,7</text:p>
          </table:table-cell>
          <table:table-cell table:formula="of:=[.N115]" office:value-type="float" office:value="2.2" calcext:value-type="float">
            <text:p>2,2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26259.6394302816" calcext:value-type="float">
            <text:p>26259,6394302816</text:p>
          </table:table-cell>
          <table:table-cell table:formula="of:=[.G116]" office:value-type="float" office:value="32241.7916966226" calcext:value-type="float">
            <text:p>32241,7916966226</text:p>
          </table:table-cell>
          <table:table-cell table:formula="of:=[.L116]" office:value-type="float" office:value="231809.257280226" calcext:value-type="float">
            <text:p>231809,257280226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0.732188500319419" calcext:value-type="float">
            <text:p>0,732188500319419</text:p>
          </table:table-cell>
          <table:table-cell table:formula="of:=[.H116]" office:value-type="float" office:value="0.943663075467086" calcext:value-type="float">
            <text:p>0,943663075467086</text:p>
          </table:table-cell>
          <table:table-cell table:formula="of:=[.M116]" office:value-type="float" office:value="0.637495098020369" calcext:value-type="float">
            <text:p>0,637495098020369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56877" calcext:value-type="float">
            <text:p>56877</text:p>
          </table:table-cell>
          <table:table-cell table:formula="of:=[.G225]" office:value-type="float" office:value="137038.66" calcext:value-type="float">
            <text:p>137038,66</text:p>
          </table:table-cell>
          <table:table-cell table:formula="of:=[.L225]" office:value-type="float" office:value="55903.58" calcext:value-type="float">
            <text:p>55903,58</text:p>
          </table:table-cell>
          <table:table-cell office:value-type="float" office:value="100000" calcext:value-type="float">
            <text:p>100000</text:p>
          </table:table-cell>
          <table:table-cell table:formula="of:=[.C225]" office:value-type="float" office:value="11.29" calcext:value-type="float">
            <text:p>11,29</text:p>
          </table:table-cell>
          <table:table-cell table:formula="of:=[.H225]" office:value-type="float" office:value="18.184" calcext:value-type="float">
            <text:p>18,184</text:p>
          </table:table-cell>
          <table:table-cell table:formula="of:=[.M225]" office:value-type="float" office:value="10.888" calcext:value-type="float">
            <text:p>10,88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3.7" calcext:value-type="float">
            <text:p>3,7</text:p>
          </table:table-cell>
          <table:table-cell table:formula="of:=[.I225]" office:value-type="float" office:value="1.7" calcext:value-type="float">
            <text:p>1,7</text:p>
          </table:table-cell>
          <table:table-cell table:formula="of:=[.N225]" office:value-type="float" office:value="3.216" calcext:value-type="float">
            <text:p>3,216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18785.9855935216" calcext:value-type="float">
            <text:p>18785,9855935216</text:p>
          </table:table-cell>
          <table:table-cell table:formula="of:=[.G226]" office:value-type="float" office:value="44714.668269645" calcext:value-type="float">
            <text:p>44714,668269645</text:p>
          </table:table-cell>
          <table:table-cell table:formula="of:=[.L226]" office:value-type="float" office:value="20782.8222453929" calcext:value-type="float">
            <text:p>20782,8222453929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1.73692256591939" calcext:value-type="float">
            <text:p>1,73692256591939</text:p>
          </table:table-cell>
          <table:table-cell table:formula="of:=[.H226]" office:value-type="float" office:value="2.47324564085333" calcext:value-type="float">
            <text:p>2,47324564085333</text:p>
          </table:table-cell>
          <table:table-cell table:formula="of:=[.M226]" office:value-type="float" office:value="1.35227807791149" calcext:value-type="float">
            <text:p>1,35227807791149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366606055596466" calcext:value-type="float">
            <text:p>0,03666060555964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61330.72" calcext:value-type="float">
            <text:p>61330,72</text:p>
          </table:table-cell>
          <table:table-cell table:formula="of:=[.G340]" office:value-type="float" office:value="322733.84" calcext:value-type="float">
            <text:p>322733,84</text:p>
          </table:table-cell>
          <table:table-cell table:formula="of:=[.L340]" office:value-type="float" office:value="49854.9" calcext:value-type="float">
            <text:p>49854,9</text:p>
          </table:table-cell>
          <table:table-cell office:value-type="float" office:value="200000" calcext:value-type="float">
            <text:p>200000</text:p>
          </table:table-cell>
          <table:table-cell table:formula="of:=[.C340]" office:value-type="float" office:value="23.216" calcext:value-type="float">
            <text:p>23,216</text:p>
          </table:table-cell>
          <table:table-cell table:formula="of:=[.H340]" office:value-type="float" office:value="41.628" calcext:value-type="float">
            <text:p>41,628</text:p>
          </table:table-cell>
          <table:table-cell table:formula="of:=[.M340]" office:value-type="float" office:value="22.18" calcext:value-type="float">
            <text:p>22,18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3.7" calcext:value-type="float">
            <text:p>3,7</text:p>
          </table:table-cell>
          <table:table-cell table:formula="of:=[.I340]" office:value-type="float" office:value="1.7" calcext:value-type="float">
            <text:p>1,7</text:p>
          </table:table-cell>
          <table:table-cell table:formula="of:=[.N340]" office:value-type="float" office:value="3.742" calcext:value-type="float">
            <text:p>3,742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18201.4698758534" calcext:value-type="float">
            <text:p>18201,4698758534</text:p>
          </table:table-cell>
          <table:table-cell table:formula="of:=[.G341]" office:value-type="float" office:value="1394785.94753025" calcext:value-type="float">
            <text:p>1394785,94753025</text:p>
          </table:table-cell>
          <table:table-cell table:formula="of:=[.L341]" office:value-type="float" office:value="12556.0143966945" calcext:value-type="float">
            <text:p>12556,0143966945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3.0499416387859" calcext:value-type="float">
            <text:p>3,0499416387859</text:p>
          </table:table-cell>
          <table:table-cell table:formula="of:=[.H341]" office:value-type="float" office:value="4.0065466426837" calcext:value-type="float">
            <text:p>4,0065466426837</text:p>
          </table:table-cell>
          <table:table-cell table:formula="of:=[.M341]" office:value-type="float" office:value="3.44957968454129" calcext:value-type="float">
            <text:p>3,44957968454129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" calcext:value-type="float">
            <text:p>0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93558507170121" calcext:value-type="float">
            <text:p>0,04935585071701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120458.8" calcext:value-type="float">
            <text:p>120458,8</text:p>
          </table:table-cell>
          <table:table-cell table:formula="of:=[.G455]" office:value-type="float" office:value="117055.36" calcext:value-type="float">
            <text:p>117055,36</text:p>
          </table:table-cell>
          <table:table-cell table:formula="of:=[.L455]" office:value-type="float" office:value="54635.54" calcext:value-type="float">
            <text:p>54635,54</text:p>
          </table:table-cell>
          <table:table-cell office:value-type="float" office:value="400000" calcext:value-type="float">
            <text:p>400000</text:p>
          </table:table-cell>
          <table:table-cell table:formula="of:=[.C455]" office:value-type="float" office:value="47.964" calcext:value-type="float">
            <text:p>47,964</text:p>
          </table:table-cell>
          <table:table-cell table:formula="of:=[.H455]" office:value-type="float" office:value="92.614" calcext:value-type="float">
            <text:p>92,614</text:p>
          </table:table-cell>
          <table:table-cell table:formula="of:=[.M455]" office:value-type="float" office:value="42.428" calcext:value-type="float">
            <text:p>42,428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6.882" calcext:value-type="float">
            <text:p>6,882</text:p>
          </table:table-cell>
          <table:table-cell table:formula="of:=[.I455]" office:value-type="float" office:value="1.7" calcext:value-type="float">
            <text:p>1,7</text:p>
          </table:table-cell>
          <table:table-cell table:formula="of:=[.N455]" office:value-type="float" office:value="5.2" calcext:value-type="float">
            <text:p>5,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319874.980127487" calcext:value-type="float">
            <text:p>319874,980127487</text:p>
          </table:table-cell>
          <table:table-cell table:formula="of:=[.G456]" office:value-type="float" office:value="18682.0565000323" calcext:value-type="float">
            <text:p>18682,0565000323</text:p>
          </table:table-cell>
          <table:table-cell table:formula="of:=[.L456]" office:value-type="float" office:value="19007.7853809538" calcext:value-type="float">
            <text:p>19007,7853809538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3.53682117161725" calcext:value-type="float">
            <text:p>3,53682117161725</text:p>
          </table:table-cell>
          <table:table-cell table:formula="of:=[.H456]" office:value-type="float" office:value="5.38639062824077" calcext:value-type="float">
            <text:p>5,38639062824077</text:p>
          </table:table-cell>
          <table:table-cell table:formula="of:=[.M456]" office:value-type="float" office:value="3.06065613880423" calcext:value-type="float">
            <text:p>3,06065613880423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.0384187454245973" calcext:value-type="float">
            <text:p>0,038418745424597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64578.3" calcext:value-type="float">
            <text:p>64578,3</text:p>
          </table:table-cell>
          <table:table-cell table:formula="of:=[.G570]" office:value-type="float" office:value="121642.44" calcext:value-type="float">
            <text:p>121642,44</text:p>
          </table:table-cell>
          <table:table-cell table:formula="of:=[.L570]" office:value-type="float" office:value="65819.86" calcext:value-type="float">
            <text:p>65819,86</text:p>
          </table:table-cell>
          <table:table-cell office:value-type="float" office:value="800000" calcext:value-type="float">
            <text:p>800000</text:p>
          </table:table-cell>
          <table:table-cell table:formula="of:=[.C570]" office:value-type="float" office:value="67.398" calcext:value-type="float">
            <text:p>67,398</text:p>
          </table:table-cell>
          <table:table-cell table:formula="of:=[.H570]" office:value-type="float" office:value="99.54" calcext:value-type="float">
            <text:p>99,54</text:p>
          </table:table-cell>
          <table:table-cell table:formula="of:=[.M570]" office:value-type="float" office:value="66.086" calcext:value-type="float">
            <text:p>66,086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6" calcext:value-type="float">
            <text:p>5,6</text:p>
          </table:table-cell>
          <table:table-cell table:formula="of:=[.I570]" office:value-type="float" office:value="1.7" calcext:value-type="float">
            <text:p>1,7</text:p>
          </table:table-cell>
          <table:table-cell table:formula="of:=[.N570]" office:value-type="float" office:value="7.1" calcext:value-type="float">
            <text:p>7,1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24778.0316048309" calcext:value-type="float">
            <text:p>24778,0316048309</text:p>
          </table:table-cell>
          <table:table-cell table:formula="of:=[.G571]" office:value-type="float" office:value="30251.0956781139" calcext:value-type="float">
            <text:p>30251,0956781139</text:p>
          </table:table-cell>
          <table:table-cell table:formula="of:=[.L571]" office:value-type="float" office:value="30571.3410415768" calcext:value-type="float">
            <text:p>30571,3410415768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3.30239246607668" calcext:value-type="float">
            <text:p>3,30239246607668</text:p>
          </table:table-cell>
          <table:table-cell table:formula="of:=[.H571]" office:value-type="float" office:value="0.698856208386246" calcext:value-type="float">
            <text:p>0,698856208386246</text:p>
          </table:table-cell>
          <table:table-cell table:formula="of:=[.M571]" office:value-type="float" office:value="1.84932528236652" calcext:value-type="float">
            <text:p>1,84932528236652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" calcext:value-type="float">
            <text:p>0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4194604" calcext:value-type="float">
            <text:p>14194604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69413" calcext:value-type="float">
            <text:p>169413</text:p>
          </table:table-cell>
          <table:table-cell office:value-type="float" office:value="13.3" calcext:value-type="float">
            <text:p>13,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4013447" calcext:value-type="float">
            <text:p>14013447</text:p>
          </table:table-cell>
          <table:table-cell office:value-type="float" office:value="6.7" calcext:value-type="float">
            <text:p>6,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744" calcext:value-type="float">
            <text:p>395744</text:p>
          </table:table-cell>
          <table:table-cell office:value-type="float" office:value="17.8" calcext:value-type="float">
            <text:p>17,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890" calcext:value-type="float">
            <text:p>1048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8438" calcext:value-type="float">
            <text:p>258438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881" calcext:value-type="float">
            <text:p>273881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3888" calcext:value-type="float">
            <text:p>133888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44574" calcext:value-type="float">
            <text:p>244574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055" calcext:value-type="float">
            <text:p>22105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1236" calcext:value-type="float">
            <text:p>161236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3660" calcext:value-type="float">
            <text:p>243660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8564" calcext:value-type="float">
            <text:p>18856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4979" calcext:value-type="float">
            <text:p>15497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8909" calcext:value-type="float">
            <text:p>238909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015" calcext:value-type="float">
            <text:p>19501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89298" calcext:value-type="float">
            <text:p>18929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4865" calcext:value-type="float">
            <text:p>134865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905" calcext:value-type="float">
            <text:p>26790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7409" calcext:value-type="float">
            <text:p>137409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7338" calcext:value-type="float">
            <text:p>257338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464" calcext:value-type="float">
            <text:p>20246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3646" calcext:value-type="float">
            <text:p>153646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1556" calcext:value-type="float">
            <text:p>201556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017" calcext:value-type="float">
            <text:p>223017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716" calcext:value-type="float">
            <text:p>14371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4101" calcext:value-type="float">
            <text:p>204101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414" calcext:value-type="float">
            <text:p>21441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7257" calcext:value-type="float">
            <text:p>16725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8263" calcext:value-type="float">
            <text:p>198263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637" calcext:value-type="float">
            <text:p>181637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1699" calcext:value-type="float">
            <text:p>9169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7449" calcext:value-type="float">
            <text:p>177449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459" calcext:value-type="float">
            <text:p>12145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4651" calcext:value-type="float">
            <text:p>13465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544" calcext:value-type="float">
            <text:p>117544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660" calcext:value-type="float">
            <text:p>13466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1023" calcext:value-type="float">
            <text:p>10102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5013" calcext:value-type="float">
            <text:p>235013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278" calcext:value-type="float">
            <text:p>146278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2345" calcext:value-type="float">
            <text:p>13234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3009" calcext:value-type="float">
            <text:p>193009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483" calcext:value-type="float">
            <text:p>107483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1948" calcext:value-type="float">
            <text:p>13194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870" calcext:value-type="float">
            <text:p>101870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08" calcext:value-type="float">
            <text:p>78108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0478" calcext:value-type="float">
            <text:p>130478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601" calcext:value-type="float">
            <text:p>94601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07" calcext:value-type="float">
            <text:p>110707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9497" calcext:value-type="float">
            <text:p>8949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732" calcext:value-type="float">
            <text:p>65732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22" calcext:value-type="float">
            <text:p>65522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0727" calcext:value-type="float">
            <text:p>140727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882" calcext:value-type="float">
            <text:p>91882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47" calcext:value-type="float">
            <text:p>59747</text:p>
          </table:table-cell>
          <table:table-cell office:value-type="float" office:value="7.9" calcext:value-type="float">
            <text:p>7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7112" calcext:value-type="float">
            <text:p>9711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45" calcext:value-type="float">
            <text:p>60245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599" calcext:value-type="float">
            <text:p>97599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1558" calcext:value-type="float">
            <text:p>14155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2536" calcext:value-type="float">
            <text:p>112536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58" calcext:value-type="float">
            <text:p>6685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87462" calcext:value-type="float">
            <text:p>8746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80" calcext:value-type="float">
            <text:p>50980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879" calcext:value-type="float">
            <text:p>5687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85938" calcext:value-type="float">
            <text:p>18593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686" calcext:value-type="float">
            <text:p>85686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374" calcext:value-type="float">
            <text:p>52374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60580" calcext:value-type="float">
            <text:p>16058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373" calcext:value-type="float">
            <text:p>78373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06" calcext:value-type="float">
            <text:p>40806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9138" calcext:value-type="float">
            <text:p>139138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485" calcext:value-type="float">
            <text:p>8748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52" calcext:value-type="float">
            <text:p>5005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0752" calcext:value-type="float">
            <text:p>9075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096" calcext:value-type="float">
            <text:p>4909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83" calcext:value-type="float">
            <text:p>3648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2301" calcext:value-type="float">
            <text:p>13230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228" calcext:value-type="float">
            <text:p>91228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864" calcext:value-type="float">
            <text:p>87864</text:p>
          </table:table-cell>
          <table:table-cell office:value-type="float" office:value="6.9" calcext:value-type="float">
            <text:p>6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7872" calcext:value-type="float">
            <text:p>12787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022" calcext:value-type="float">
            <text:p>9502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24" calcext:value-type="float">
            <text:p>75224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3552" calcext:value-type="float">
            <text:p>14355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247" calcext:value-type="float">
            <text:p>90247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37" calcext:value-type="float">
            <text:p>69937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6843" calcext:value-type="float">
            <text:p>9684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579" calcext:value-type="float">
            <text:p>6857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997" calcext:value-type="float">
            <text:p>129997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7578" calcext:value-type="float">
            <text:p>9757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645" calcext:value-type="float">
            <text:p>5764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24" calcext:value-type="float">
            <text:p>79724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6535" calcext:value-type="float">
            <text:p>136535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8088" calcext:value-type="float">
            <text:p>10808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49" calcext:value-type="float">
            <text:p>78649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1033" calcext:value-type="float">
            <text:p>14103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900" calcext:value-type="float">
            <text:p>5390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401" calcext:value-type="float">
            <text:p>89401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4932" calcext:value-type="float">
            <text:p>13493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358" calcext:value-type="float">
            <text:p>96358</text:p>
          </table:table-cell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98" calcext:value-type="float">
            <text:p>6449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4653" calcext:value-type="float">
            <text:p>104653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088" calcext:value-type="float">
            <text:p>5308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98" calcext:value-type="float">
            <text:p>7689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68429" calcext:value-type="float">
            <text:p>6842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896" calcext:value-type="float">
            <text:p>91896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461" calcext:value-type="float">
            <text:p>9346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1002" calcext:value-type="float">
            <text:p>13100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077" calcext:value-type="float">
            <text:p>5307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97" calcext:value-type="float">
            <text:p>62197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8779" calcext:value-type="float">
            <text:p>14877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759" calcext:value-type="float">
            <text:p>7375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692" calcext:value-type="float">
            <text:p>10869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22610" calcext:value-type="float">
            <text:p>222610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653" calcext:value-type="float">
            <text:p>89653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236" calcext:value-type="float">
            <text:p>90236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3256" calcext:value-type="float">
            <text:p>93256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166" calcext:value-type="float">
            <text:p>5316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50" calcext:value-type="float">
            <text:p>75450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8512" calcext:value-type="float">
            <text:p>9851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807" calcext:value-type="float">
            <text:p>98807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779" calcext:value-type="float">
            <text:p>9477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3411" calcext:value-type="float">
            <text:p>14341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426" calcext:value-type="float">
            <text:p>5942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35" calcext:value-type="float">
            <text:p>5893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3836" calcext:value-type="float">
            <text:p>133836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139" calcext:value-type="float">
            <text:p>8013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190" calcext:value-type="float">
            <text:p>8719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325" calcext:value-type="float">
            <text:p>107325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589" calcext:value-type="float">
            <text:p>77589</text:p>
          </table:table-cell>
          <table:table-cell office:value-type="float" office:value="5.9" calcext:value-type="float">
            <text:p>5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16" calcext:value-type="float">
            <text:p>8441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94441" calcext:value-type="float">
            <text:p>19444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866" calcext:value-type="float">
            <text:p>57866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865" calcext:value-type="float">
            <text:p>5686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1042" calcext:value-type="float">
            <text:p>13104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095" calcext:value-type="float">
            <text:p>5309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54" calcext:value-type="float">
            <text:p>8015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1084" calcext:value-type="float">
            <text:p>15108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177" calcext:value-type="float">
            <text:p>4917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41" calcext:value-type="float">
            <text:p>7774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814" calcext:value-type="float">
            <text:p>10781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91" calcext:value-type="float">
            <text:p>6149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51" calcext:value-type="float">
            <text:p>6665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104" calcext:value-type="float">
            <text:p>10110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714" calcext:value-type="float">
            <text:p>9271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315" calcext:value-type="float">
            <text:p>10831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5153" calcext:value-type="float">
            <text:p>15515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210" calcext:value-type="float">
            <text:p>4921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943" calcext:value-type="float">
            <text:p>5594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7914" calcext:value-type="float">
            <text:p>97914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6814" calcext:value-type="float">
            <text:p>10681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273" calcext:value-type="float">
            <text:p>55273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480" calcext:value-type="float">
            <text:p>14548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679" calcext:value-type="float">
            <text:p>5067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743" calcext:value-type="float">
            <text:p>9374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2208" calcext:value-type="float">
            <text:p>13220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21" calcext:value-type="float">
            <text:p>3072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18" calcext:value-type="float">
            <text:p>8071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5637" calcext:value-type="float">
            <text:p>13563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015" calcext:value-type="float">
            <text:p>7801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963" calcext:value-type="float">
            <text:p>88963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633" calcext:value-type="float">
            <text:p>14263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775" calcext:value-type="float">
            <text:p>7877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161" calcext:value-type="float">
            <text:p>11416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8836" calcext:value-type="float">
            <text:p>108836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476" calcext:value-type="float">
            <text:p>9147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50" calcext:value-type="float">
            <text:p>6085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974" calcext:value-type="float">
            <text:p>144974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302" calcext:value-type="float">
            <text:p>4830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073" calcext:value-type="float">
            <text:p>9107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1668" calcext:value-type="float">
            <text:p>9166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541" calcext:value-type="float">
            <text:p>80541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347" calcext:value-type="float">
            <text:p>8734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115" calcext:value-type="float">
            <text:p>10711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135" calcext:value-type="float">
            <text:p>4813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621" calcext:value-type="float">
            <text:p>5662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7874" calcext:value-type="float">
            <text:p>157874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146" calcext:value-type="float">
            <text:p>10514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93" calcext:value-type="float">
            <text:p>56793</text:p>
          </table:table-cell>
          <table:table-cell office:value-type="float" office:value="7.9" calcext:value-type="float">
            <text:p>7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4108" calcext:value-type="float">
            <text:p>154108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21391" calcext:value-type="float">
            <text:p>172139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991" calcext:value-type="float">
            <text:p>14699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7191" calcext:value-type="float">
            <text:p>15719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724" calcext:value-type="float">
            <text:p>8572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91" calcext:value-type="float">
            <text:p>8189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407" calcext:value-type="float">
            <text:p>101407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365" calcext:value-type="float">
            <text:p>7736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313" calcext:value-type="float">
            <text:p>5631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9162" calcext:value-type="float">
            <text:p>15916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747" calcext:value-type="float">
            <text:p>7974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483" calcext:value-type="float">
            <text:p>90483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4647" calcext:value-type="float">
            <text:p>13464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666" calcext:value-type="float">
            <text:p>4966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18" calcext:value-type="float">
            <text:p>8121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28276" calcext:value-type="float">
            <text:p>228276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4041" calcext:value-type="float">
            <text:p>14404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45" calcext:value-type="float">
            <text:p>5914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9598" calcext:value-type="float">
            <text:p>149598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791" calcext:value-type="float">
            <text:p>5579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03" calcext:value-type="float">
            <text:p>8550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410" calcext:value-type="float">
            <text:p>9541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481" calcext:value-type="float">
            <text:p>5448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50" calcext:value-type="float">
            <text:p>6295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102" calcext:value-type="float">
            <text:p>95102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185" calcext:value-type="float">
            <text:p>5118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16" calcext:value-type="float">
            <text:p>82616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613" calcext:value-type="float">
            <text:p>9561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614" calcext:value-type="float">
            <text:p>5161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77" calcext:value-type="float">
            <text:p>8477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2686" calcext:value-type="float">
            <text:p>9268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223" calcext:value-type="float">
            <text:p>7522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62" calcext:value-type="float">
            <text:p>8376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9701" calcext:value-type="float">
            <text:p>9970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234" calcext:value-type="float">
            <text:p>9223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345" calcext:value-type="float">
            <text:p>4634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6118" calcext:value-type="float">
            <text:p>14611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567" calcext:value-type="float">
            <text:p>5156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85" calcext:value-type="float">
            <text:p>5908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4046" calcext:value-type="float">
            <text:p>9404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99" calcext:value-type="float">
            <text:p>4649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469" calcext:value-type="float">
            <text:p>6146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4170" calcext:value-type="float">
            <text:p>10417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729" calcext:value-type="float">
            <text:p>9572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84" calcext:value-type="float">
            <text:p>5808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2665" calcext:value-type="float">
            <text:p>9266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349" calcext:value-type="float">
            <text:p>7634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63" calcext:value-type="float">
            <text:p>5826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2776" calcext:value-type="float">
            <text:p>9277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973" calcext:value-type="float">
            <text:p>5497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264" calcext:value-type="float">
            <text:p>87264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68041" calcext:value-type="float">
            <text:p>68041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811" calcext:value-type="float">
            <text:p>8081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88" calcext:value-type="float">
            <text:p>6118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930" calcext:value-type="float">
            <text:p>9593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320" calcext:value-type="float">
            <text:p>9532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315" calcext:value-type="float">
            <text:p>18131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069" calcext:value-type="float">
            <text:p>15206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178" calcext:value-type="float">
            <text:p>4917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30" calcext:value-type="float">
            <text:p>5733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5324" calcext:value-type="float">
            <text:p>15532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32" calcext:value-type="float">
            <text:p>5013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73" calcext:value-type="float">
            <text:p>7987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7946" calcext:value-type="float">
            <text:p>127946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614" calcext:value-type="float">
            <text:p>7861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294" calcext:value-type="float">
            <text:p>8929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4480" calcext:value-type="float">
            <text:p>12448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609" calcext:value-type="float">
            <text:p>6660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48" calcext:value-type="float">
            <text:p>5124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0748" calcext:value-type="float">
            <text:p>130748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305" calcext:value-type="float">
            <text:p>85305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77" calcext:value-type="float">
            <text:p>7907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109" calcext:value-type="float">
            <text:p>145109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407" calcext:value-type="float">
            <text:p>90407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30" calcext:value-type="float">
            <text:p>8013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1478" calcext:value-type="float">
            <text:p>9147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480" calcext:value-type="float">
            <text:p>7348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408" calcext:value-type="float">
            <text:p>5340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2578" calcext:value-type="float">
            <text:p>13257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849" calcext:value-type="float">
            <text:p>6884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26" calcext:value-type="float">
            <text:p>81326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0281" calcext:value-type="float">
            <text:p>16028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6070" calcext:value-type="float">
            <text:p>11607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158" calcext:value-type="float">
            <text:p>8815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1455" calcext:value-type="float">
            <text:p>9145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756" calcext:value-type="float">
            <text:p>10175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66" calcext:value-type="float">
            <text:p>5496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7737" calcext:value-type="float">
            <text:p>13773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843" calcext:value-type="float">
            <text:p>7284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471" calcext:value-type="float">
            <text:p>9347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702" calcext:value-type="float">
            <text:p>10070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623" calcext:value-type="float">
            <text:p>8162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583" calcext:value-type="float">
            <text:p>10558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4544" calcext:value-type="float">
            <text:p>15454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623" calcext:value-type="float">
            <text:p>8762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27" calcext:value-type="float">
            <text:p>5842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6188" calcext:value-type="float">
            <text:p>15618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690" calcext:value-type="float">
            <text:p>5469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14" calcext:value-type="float">
            <text:p>76714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3157" calcext:value-type="float">
            <text:p>93157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983" calcext:value-type="float">
            <text:p>9998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53" calcext:value-type="float">
            <text:p>5725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127" calcext:value-type="float">
            <text:p>10012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693" calcext:value-type="float">
            <text:p>5469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009" calcext:value-type="float">
            <text:p>92009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455" calcext:value-type="float">
            <text:p>144455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835" calcext:value-type="float">
            <text:p>4883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18" calcext:value-type="float">
            <text:p>75618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7145" calcext:value-type="float">
            <text:p>16714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5357" calcext:value-type="float">
            <text:p>12535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706" calcext:value-type="float">
            <text:p>15170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0175" calcext:value-type="float">
            <text:p>14017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0823" calcext:value-type="float">
            <text:p>10082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34" calcext:value-type="float">
            <text:p>7473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6988" calcext:value-type="float">
            <text:p>12698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582" calcext:value-type="float">
            <text:p>4258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23" calcext:value-type="float">
            <text:p>61223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284" calcext:value-type="float">
            <text:p>14228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97" calcext:value-type="float">
            <text:p>5129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25" calcext:value-type="float">
            <text:p>4722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17685" calcext:value-type="float">
            <text:p>21768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1316" calcext:value-type="float">
            <text:p>11131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236595.09" calcext:value-type="float">
            <text:p>236595,09</text:p>
          </table:table-cell>
          <table:table-cell table:formula="of:=AVERAGE([.C11:.C110])" office:value-type="float" office:value="6.247" calcext:value-type="float">
            <text:p>6,247</text:p>
          </table:table-cell>
          <table:table-cell table:formula="of:=AVERAGE([.D11:.D110])" office:value-type="float" office:value="0.751000000000002" calcext:value-type="float">
            <text:p>0,751000000000002</text:p>
          </table:table-cell>
          <table:table-cell table:number-columns-repeated="2"/>
          <table:table-cell table:formula="of:=AVERAGE([.G11:.G110])" office:value-type="float" office:value="129873.78" calcext:value-type="float">
            <text:p>129873,78</text:p>
          </table:table-cell>
          <table:table-cell table:formula="of:=AVERAGE([.H11:.H110])" office:value-type="float" office:value="10.072" calcext:value-type="float">
            <text:p>10,072</text:p>
          </table:table-cell>
          <table:table-cell table:formula="of:=AVERAGE([.I11:.I110])" office:value-type="float" office:value="1.679" calcext:value-type="float">
            <text:p>1,679</text:p>
          </table:table-cell>
          <table:table-cell table:number-columns-repeated="2"/>
          <table:table-cell table:formula="of:=AVERAGE([.L11:.L110])" office:value-type="float" office:value="248222.51" calcext:value-type="float">
            <text:p>248222,51</text:p>
          </table:table-cell>
          <table:table-cell table:formula="of:=AVERAGE([.M11:.M110])" office:value-type="float" office:value="5.665" calcext:value-type="float">
            <text:p>5,665</text:p>
          </table:table-cell>
          <table:table-cell table:formula="of:=AVERAGE([.N11:.N110])" office:value-type="float" office:value="2.221" calcext:value-type="float">
            <text:p>2,2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403960.91810114" calcext:value-type="float">
            <text:p>1403960,91810114</text:p>
          </table:table-cell>
          <table:table-cell table:formula="of:=STDEVP([.C11:.C110])" office:value-type="float" office:value="1.4956908102947" calcext:value-type="float">
            <text:p>1,4956908102947</text:p>
          </table:table-cell>
          <table:table-cell table:formula="of:=STDEVP([.D11:.D110])" office:value-type="float" office:value="0.0768049477572897" calcext:value-type="float">
            <text:p>0,07680494775729</text:p>
          </table:table-cell>
          <table:table-cell table:number-columns-repeated="2"/>
          <table:table-cell table:formula="of:=STDEVP([.G11:.G110])" office:value-type="float" office:value="31774.6614284338" calcext:value-type="float">
            <text:p>31774,6614284338</text:p>
          </table:table-cell>
          <table:table-cell table:formula="of:=STDEVP([.H11:.H110])" office:value-type="float" office:value="1.02314026408895" calcext:value-type="float">
            <text:p>1,02314026408895</text:p>
          </table:table-cell>
          <table:table-cell table:formula="of:=STDEVP([.I11:.I110])" office:value-type="float" office:value="0.126724109781841" calcext:value-type="float">
            <text:p>0,126724109781841</text:p>
          </table:table-cell>
          <table:table-cell table:number-columns-repeated="2"/>
          <table:table-cell table:formula="of:=STDEVP([.L11:.L110])" office:value-type="float" office:value="1393868.98518727" calcext:value-type="float">
            <text:p>1393868,98518727</text:p>
          </table:table-cell>
          <table:table-cell table:formula="of:=STDEVP([.M11:.M110])" office:value-type="float" office:value="1.7415151449241" calcext:value-type="float">
            <text:p>1,7415151449241</text:p>
          </table:table-cell>
          <table:table-cell table:formula="of:=STDEVP([.N11:.N110])" office:value-type="float" office:value="0.0407308237088325" calcext:value-type="float">
            <text:p>0,0407308237088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80436" calcext:value-type="float">
            <text:p>80436</text:p>
          </table:table-cell>
          <table:table-cell table:formula="of:=MEDIAN([.C11:.C110])" office:value-type="float" office:value="6" calcext:value-type="float">
            <text:p>6</text:p>
          </table:table-cell>
          <table:table-cell table:formula="of:=MEDIAN([.D11:.D110])" office:value-type="float" office:value="0.7" calcext:value-type="float">
            <text:p>0,7</text:p>
          </table:table-cell>
          <table:table-cell table:number-columns-repeated="2"/>
          <table:table-cell table:formula="of:=MEDIAN([.G11:.G110])" office:value-type="float" office:value="133207" calcext:value-type="float">
            <text:p>133207</text:p>
          </table:table-cell>
          <table:table-cell table:formula="of:=MEDIAN([.H11:.H110])" office:value-type="float" office:value="10" calcext:value-type="float">
            <text:p>10</text:p>
          </table:table-cell>
          <table:table-cell table:formula="of:=MEDIAN([.I11:.I110])" office:value-type="float" office:value="1.7" calcext:value-type="float">
            <text:p>1,7</text:p>
          </table:table-cell>
          <table:table-cell table:number-columns-repeated="2"/>
          <table:table-cell table:formula="of:=MEDIAN([.L11:.L110])" office:value-type="float" office:value="80340" calcext:value-type="float">
            <text:p>80340</text:p>
          </table:table-cell>
          <table:table-cell table:formula="of:=MEDIAN([.M11:.M110])" office:value-type="float" office:value="5" calcext:value-type="float">
            <text:p>5</text:p>
          </table:table-cell>
          <table:table-cell table:formula="of:=MEDIAN([.N1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394730.64" calcext:value-type="float">
            <text:p>394730,64</text:p>
          </table:table-cell>
          <table:table-cell table:formula="of:=AVERAGE([.C11:.C60])" office:value-type="float" office:value="6.624" calcext:value-type="float">
            <text:p>6,624</text:p>
          </table:table-cell>
          <table:table-cell table:formula="of:=AVERAGE([.D11:.D60])" office:value-type="float" office:value="0.802000000000001" calcext:value-type="float">
            <text:p>0,802000000000001</text:p>
          </table:table-cell>
          <table:table-cell table:number-columns-repeated="2"/>
          <table:table-cell table:formula="of:=AVERAGE([.G11:.G60])" office:value-type="float" office:value="131433.02" calcext:value-type="float">
            <text:p>131433,02</text:p>
          </table:table-cell>
          <table:table-cell table:formula="of:=AVERAGE([.H11:.H60])" office:value-type="float" office:value="10.294" calcext:value-type="float">
            <text:p>10,294</text:p>
          </table:table-cell>
          <table:table-cell table:formula="of:=AVERAGE([.I11:.I60])" office:value-type="float" office:value="1.658" calcext:value-type="float">
            <text:p>1,658</text:p>
          </table:table-cell>
          <table:table-cell table:number-columns-repeated="2"/>
          <table:table-cell table:formula="of:=AVERAGE([.L11:.L60])" office:value-type="float" office:value="389173.72" calcext:value-type="float">
            <text:p>389173,72</text:p>
          </table:table-cell>
          <table:table-cell table:formula="of:=AVERAGE([.M11:.M60])" office:value-type="float" office:value="5.89" calcext:value-type="float">
            <text:p>5,89</text:p>
          </table:table-cell>
          <table:table-cell table:formula="of:=AVERAGE([.N11:.N60])" office:value-type="float" office:value="2.242" calcext:value-type="float">
            <text:p>2,2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78459.54" calcext:value-type="float">
            <text:p>78459,54</text:p>
          </table:table-cell>
          <table:table-cell table:formula="of:=AVERAGE([.C61:.C110])" office:value-type="float" office:value="5.87" calcext:value-type="float">
            <text:p>5,87</text:p>
          </table:table-cell>
          <table:table-cell table:formula="of:=AVERAGE([.D61:.D110])" office:value-type="float" office:value="0.7" calcext:value-type="float">
            <text:p>0,7</text:p>
          </table:table-cell>
          <table:table-cell table:number-columns-repeated="2"/>
          <table:table-cell table:formula="of:=AVERAGE([.G61:.G110])" office:value-type="float" office:value="128314.54" calcext:value-type="float">
            <text:p>128314,54</text:p>
          </table:table-cell>
          <table:table-cell table:formula="of:=AVERAGE([.H61:.H110])" office:value-type="float" office:value="9.85" calcext:value-type="float">
            <text:p>9,85</text:p>
          </table:table-cell>
          <table:table-cell table:formula="of:=AVERAGE([.I61:.I110])" office:value-type="float" office:value="1.7" calcext:value-type="float">
            <text:p>1,7</text:p>
          </table:table-cell>
          <table:table-cell table:number-columns-repeated="2"/>
          <table:table-cell table:formula="of:=AVERAGE([.L61:.L110])" office:value-type="float" office:value="107271.3" calcext:value-type="float">
            <text:p>107271,3</text:p>
          </table:table-cell>
          <table:table-cell table:formula="of:=AVERAGE([.M61:.M110])" office:value-type="float" office:value="5.44" calcext:value-type="float">
            <text:p>5,44</text:p>
          </table:table-cell>
          <table:table-cell table:formula="of:=AVERAGE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26259.6394302816" calcext:value-type="float">
            <text:p>26259,6394302816</text:p>
          </table:table-cell>
          <table:table-cell table:formula="of:=STDEVP([.C61:.C110])" office:value-type="float" office:value="0.732188500319419" calcext:value-type="float">
            <text:p>0,732188500319419</text:p>
          </table:table-cell>
          <table:table-cell table:formula="of:=STDEVP([.D61:.D110])" office:value-type="float" office:value="0" calcext:value-type="float">
            <text:p>0</text:p>
          </table:table-cell>
          <table:table-cell table:number-columns-repeated="2"/>
          <table:table-cell table:formula="of:=STDEVP([.G61:.G110])" office:value-type="float" office:value="32241.7916966226" calcext:value-type="float">
            <text:p>32241,7916966226</text:p>
          </table:table-cell>
          <table:table-cell table:formula="of:=STDEVP([.H61:.H110])" office:value-type="float" office:value="0.943663075467086" calcext:value-type="float">
            <text:p>0,943663075467086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231809.257280226" calcext:value-type="float">
            <text:p>231809,257280226</text:p>
          </table:table-cell>
          <table:table-cell table:formula="of:=STDEVP([.M61:.M110])" office:value-type="float" office:value="0.637495098020369" calcext:value-type="float">
            <text:p>0,637495098020369</text:p>
          </table:table-cell>
          <table:table-cell table:formula="of:=STDEVP([.N61:.N11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7527" calcext:value-type="float">
            <text:p>87527</text:p>
          </table:table-cell>
          <table:table-cell table:formula="of:=MEDIAN([.C11:.C60])" office:value-type="float" office:value="6.8" calcext:value-type="float">
            <text:p>6,8</text:p>
          </table:table-cell>
          <table:table-cell table:formula="of:=MEDIAN([.D11:.D60])" office:value-type="float" office:value="0.8" calcext:value-type="float">
            <text:p>0,8</text:p>
          </table:table-cell>
          <table:table-cell table:number-columns-repeated="2"/>
          <table:table-cell table:formula="of:=MEDIAN([.G11:.G60])" office:value-type="float" office:value="133862" calcext:value-type="float">
            <text:p>133862</text:p>
          </table:table-cell>
          <table:table-cell table:formula="of:=MEDIAN([.H11:.H60])" office:value-type="float" office:value="10" calcext:value-type="float">
            <text:p>10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91555" calcext:value-type="float">
            <text:p>91555</text:p>
          </table:table-cell>
          <table:table-cell table:formula="of:=MEDIAN([.M11:.M60])" office:value-type="float" office:value="5" calcext:value-type="float">
            <text:p>5</text:p>
          </table:table-cell>
          <table:table-cell table:formula="of:=MEDIAN([.N11:.N6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79475" calcext:value-type="float">
            <text:p>79475</text:p>
          </table:table-cell>
          <table:table-cell table:formula="of:=MEDIAN([.C61:.C110])" office:value-type="float" office:value="6" calcext:value-type="float">
            <text:p>6</text:p>
          </table:table-cell>
          <table:table-cell table:formula="of:=MEDIAN([.D61:.D110])" office:value-type="float" office:value="0.7" calcext:value-type="float">
            <text:p>0,7</text:p>
          </table:table-cell>
          <table:table-cell table:number-columns-repeated="2"/>
          <table:table-cell table:formula="of:=MEDIAN([.G61:.G110])" office:value-type="float" office:value="132393" calcext:value-type="float">
            <text:p>132393</text:p>
          </table:table-cell>
          <table:table-cell table:formula="of:=MEDIAN([.H61:.H110])" office:value-type="float" office:value="10" calcext:value-type="float">
            <text:p>10</text:p>
          </table:table-cell>
          <table:table-cell table:formula="of:=MEDIAN([.I61:.I110])" office:value-type="float" office:value="1.7" calcext:value-type="float">
            <text:p>1,7</text:p>
          </table:table-cell>
          <table:table-cell table:number-columns-repeated="2"/>
          <table:table-cell table:formula="of:=MEDIAN([.L61:.L110])" office:value-type="float" office:value="76857" calcext:value-type="float">
            <text:p>76857</text:p>
          </table:table-cell>
          <table:table-cell table:formula="of:=MEDIAN([.M61:.M110])" office:value-type="float" office:value="5" calcext:value-type="float">
            <text:p>5</text:p>
          </table:table-cell>
          <table:table-cell table:formula="of:=MEDIAN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420411" calcext:value-type="float">
            <text:p>15420411</text:p>
          </table:table-cell>
          <table:table-cell office:value-type="float" office:value="26.7" calcext:value-type="float">
            <text:p>2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39718" calcext:value-type="float">
            <text:p>139718</text:p>
          </table:table-cell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1553149" calcext:value-type="float">
            <text:p>21553149</text:p>
          </table:table-cell>
          <table:table-cell office:value-type="float" office:value="86.7" calcext:value-type="float">
            <text:p>8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366" calcext:value-type="float">
            <text:p>259366</text:p>
          </table:table-cell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36092" calcext:value-type="float">
            <text:p>13609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0232" calcext:value-type="float">
            <text:p>170232</text:p>
          </table:table-cell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809" calcext:value-type="float">
            <text:p>177809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90105" calcext:value-type="float">
            <text:p>90105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9066" calcext:value-type="float">
            <text:p>239066</text:p>
          </table:table-cell>
          <table:table-cell office:value-type="float" office:value="16" calcext:value-type="float">
            <text:p>1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656" calcext:value-type="float">
            <text:p>157656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98929" calcext:value-type="float">
            <text:p>98929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9071" calcext:value-type="float">
            <text:p>219071</text:p>
          </table:table-cell>
          <table:table-cell office:value-type="float" office:value="13.9" calcext:value-type="float">
            <text:p>13,9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709" calcext:value-type="float">
            <text:p>19370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867" calcext:value-type="float">
            <text:p>10586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2861" calcext:value-type="float">
            <text:p>172861</text:p>
          </table:table-cell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345" calcext:value-type="float">
            <text:p>91345</text:p>
          </table:table-cell>
          <table:table-cell office:value-type="float" office:value="13.9" calcext:value-type="float">
            <text:p>13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1876" calcext:value-type="float">
            <text:p>101876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1955" calcext:value-type="float">
            <text:p>111955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488" calcext:value-type="float">
            <text:p>153488</text:p>
          </table:table-cell>
          <table:table-cell office:value-type="float" office:value="14" calcext:value-type="float">
            <text:p>1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6896" calcext:value-type="float">
            <text:p>96896</text:p>
          </table:table-cell>
          <table:table-cell office:value-type="float" office:value="18.8" calcext:value-type="float">
            <text:p>18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9270" calcext:value-type="float">
            <text:p>189270</text:p>
          </table:table-cell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171" calcext:value-type="float">
            <text:p>103171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8114" calcext:value-type="float">
            <text:p>88114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7008" calcext:value-type="float">
            <text:p>107008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143" calcext:value-type="float">
            <text:p>102143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9345" calcext:value-type="float">
            <text:p>139345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715" calcext:value-type="float">
            <text:p>80715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056" calcext:value-type="float">
            <text:p>89056</text:p>
          </table:table-cell>
          <table:table-cell office:value-type="float" office:value="11" calcext:value-type="float">
            <text:p>1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1616" calcext:value-type="float">
            <text:p>13161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5878" calcext:value-type="float">
            <text:p>135878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16" calcext:value-type="float">
            <text:p>65016</text:p>
          </table:table-cell>
          <table:table-cell office:value-type="float" office:value="11" calcext:value-type="float">
            <text:p>1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7754" calcext:value-type="float">
            <text:p>14775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451" calcext:value-type="float">
            <text:p>7145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887" calcext:value-type="float">
            <text:p>87887</text:p>
          </table:table-cell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48167" calcext:value-type="float">
            <text:p>14816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655" calcext:value-type="float">
            <text:p>110655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011" calcext:value-type="float">
            <text:p>87011</text:p>
          </table:table-cell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24969" calcext:value-type="float">
            <text:p>124969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476" calcext:value-type="float">
            <text:p>85476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22269" calcext:value-type="float">
            <text:p>19322269</text:p>
          </table:table-cell>
          <table:table-cell office:value-type="float" office:value="18.8" calcext:value-type="float">
            <text:p>18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8158" calcext:value-type="float">
            <text:p>13815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93" calcext:value-type="float">
            <text:p>57293</text:p>
          </table:table-cell>
          <table:table-cell office:value-type="float" office:value="14.9" calcext:value-type="float">
            <text:p>14,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44" calcext:value-type="float">
            <text:p>6094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6162" calcext:value-type="float">
            <text:p>106162</text:p>
          </table:table-cell>
          <table:table-cell office:value-type="float" office:value="17.8" calcext:value-type="float">
            <text:p>17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655" calcext:value-type="float">
            <text:p>87655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45" calcext:value-type="float">
            <text:p>63845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4731" calcext:value-type="float">
            <text:p>104731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13" calcext:value-type="float">
            <text:p>61913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46" calcext:value-type="float">
            <text:p>80446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8751" calcext:value-type="float">
            <text:p>118751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881" calcext:value-type="float">
            <text:p>82881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852" calcext:value-type="float">
            <text:p>126852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0052" calcext:value-type="float">
            <text:p>160052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262" calcext:value-type="float">
            <text:p>97262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568" calcext:value-type="float">
            <text:p>94568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4636" calcext:value-type="float">
            <text:p>10463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04" calcext:value-type="float">
            <text:p>63104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261" calcext:value-type="float">
            <text:p>89261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404" calcext:value-type="float">
            <text:p>144404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3679" calcext:value-type="float">
            <text:p>163679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08" calcext:value-type="float">
            <text:p>68908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548" calcext:value-type="float">
            <text:p>107548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601" calcext:value-type="float">
            <text:p>6560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5347" calcext:value-type="float">
            <text:p>145347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5837" calcext:value-type="float">
            <text:p>9583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416" calcext:value-type="float">
            <text:p>59416</text:p>
          </table:table-cell>
          <table:table-cell office:value-type="float" office:value="9.9" calcext:value-type="float">
            <text:p>9,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61" calcext:value-type="float">
            <text:p>65061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6009" calcext:value-type="float">
            <text:p>12600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841" calcext:value-type="float">
            <text:p>9384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96" calcext:value-type="float">
            <text:p>66896</text:p>
          </table:table-cell>
          <table:table-cell office:value-type="float" office:value="9.9" calcext:value-type="float">
            <text:p>9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3866" calcext:value-type="float">
            <text:p>153866</text:p>
          </table:table-cell>
          <table:table-cell office:value-type="float" office:value="15.8" calcext:value-type="float">
            <text:p>15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429" calcext:value-type="float">
            <text:p>59429</text:p>
          </table:table-cell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956" calcext:value-type="float">
            <text:p>153956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811" calcext:value-type="float">
            <text:p>143811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221" calcext:value-type="float">
            <text:p>85221</text:p>
          </table:table-cell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834" calcext:value-type="float">
            <text:p>8883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7257" calcext:value-type="float">
            <text:p>11725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908" calcext:value-type="float">
            <text:p>96908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186" calcext:value-type="float">
            <text:p>91186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2993" calcext:value-type="float">
            <text:p>92993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187" calcext:value-type="float">
            <text:p>86187</text:p>
          </table:table-cell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964" calcext:value-type="float">
            <text:p>9896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396" calcext:value-type="float">
            <text:p>143396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58" calcext:value-type="float">
            <text:p>57058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540" calcext:value-type="float">
            <text:p>90540</text:p>
          </table:table-cell>
          <table:table-cell office:value-type="float" office:value="15" calcext:value-type="float">
            <text:p>1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8351" calcext:value-type="float">
            <text:p>98351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620" calcext:value-type="float">
            <text:p>90620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773" calcext:value-type="float">
            <text:p>125773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7149" calcext:value-type="float">
            <text:p>9714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12" calcext:value-type="float">
            <text:p>59812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193" calcext:value-type="float">
            <text:p>136193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2968" calcext:value-type="float">
            <text:p>132968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215" calcext:value-type="float">
            <text:p>78215</text:p>
          </table:table-cell>
          <table:table-cell office:value-type="float" office:value="8.9" calcext:value-type="float">
            <text:p>8,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396" calcext:value-type="float">
            <text:p>109396</text:p>
          </table:table-cell>
          <table:table-cell office:value-type="float" office:value="10.9" calcext:value-type="float">
            <text:p>10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047" calcext:value-type="float">
            <text:p>136047</text:p>
          </table:table-cell>
          <table:table-cell office:value-type="float" office:value="22.8" calcext:value-type="float">
            <text:p>22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912" calcext:value-type="float">
            <text:p>56912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66" calcext:value-type="float">
            <text:p>85366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445" calcext:value-type="float">
            <text:p>136445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225" calcext:value-type="float">
            <text:p>97225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407" calcext:value-type="float">
            <text:p>90407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3306" calcext:value-type="float">
            <text:p>153306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658" calcext:value-type="float">
            <text:p>84658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95" calcext:value-type="float">
            <text:p>61195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631" calcext:value-type="float">
            <text:p>105631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577" calcext:value-type="float">
            <text:p>55577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26" calcext:value-type="float">
            <text:p>63426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140" calcext:value-type="float">
            <text:p>9414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246" calcext:value-type="float">
            <text:p>34246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089" calcext:value-type="float">
            <text:p>87089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295" calcext:value-type="float">
            <text:p>143295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0606" calcext:value-type="float">
            <text:p>100606</text:p>
          </table:table-cell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35" calcext:value-type="float">
            <text:p>75435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5463" calcext:value-type="float">
            <text:p>135463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94" calcext:value-type="float">
            <text:p>60294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439" calcext:value-type="float">
            <text:p>87439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8182" calcext:value-type="float">
            <text:p>10818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629" calcext:value-type="float">
            <text:p>99629</text:p>
          </table:table-cell>
          <table:table-cell office:value-type="float" office:value="9.9" calcext:value-type="float">
            <text:p>9,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615" calcext:value-type="float">
            <text:p>56615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064" calcext:value-type="float">
            <text:p>149064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463" calcext:value-type="float">
            <text:p>8446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606" calcext:value-type="float">
            <text:p>101606</text:p>
          </table:table-cell>
          <table:table-cell office:value-type="float" office:value="9.9" calcext:value-type="float">
            <text:p>9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2795" calcext:value-type="float">
            <text:p>122795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914" calcext:value-type="float">
            <text:p>77914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72" calcext:value-type="float">
            <text:p>82472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7492" calcext:value-type="float">
            <text:p>12749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607" calcext:value-type="float">
            <text:p>96607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799" calcext:value-type="float">
            <text:p>35799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193" calcext:value-type="float">
            <text:p>150193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01" calcext:value-type="float">
            <text:p>59801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02" calcext:value-type="float">
            <text:p>34302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801" calcext:value-type="float">
            <text:p>10580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11" calcext:value-type="float">
            <text:p>56611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04" calcext:value-type="float">
            <text:p>80404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3966" calcext:value-type="float">
            <text:p>9396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341" calcext:value-type="float">
            <text:p>51341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734" calcext:value-type="float">
            <text:p>9373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1208" calcext:value-type="float">
            <text:p>151208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590" calcext:value-type="float">
            <text:p>82590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86" calcext:value-type="float">
            <text:p>78886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079" calcext:value-type="float">
            <text:p>15007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415" calcext:value-type="float">
            <text:p>86415</text:p>
          </table:table-cell>
          <table:table-cell office:value-type="float" office:value="9.9" calcext:value-type="float">
            <text:p>9,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211" calcext:value-type="float">
            <text:p>55211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2704" calcext:value-type="float">
            <text:p>15270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553" calcext:value-type="float">
            <text:p>51553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223" calcext:value-type="float">
            <text:p>53223</text:p>
          </table:table-cell>
          <table:table-cell office:value-type="float" office:value="10.9" calcext:value-type="float">
            <text:p>10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5360" calcext:value-type="float">
            <text:p>155360</text:p>
          </table:table-cell>
          <table:table-cell office:value-type="float" office:value="14.9" calcext:value-type="float">
            <text:p>14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957" calcext:value-type="float">
            <text:p>60957</text:p>
          </table:table-cell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397" calcext:value-type="float">
            <text:p>101397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341" calcext:value-type="float">
            <text:p>143341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288" calcext:value-type="float">
            <text:p>7328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109" calcext:value-type="float">
            <text:p>86109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1319" calcext:value-type="float">
            <text:p>14131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840" calcext:value-type="float">
            <text:p>75840</text:p>
          </table:table-cell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100" calcext:value-type="float">
            <text:p>112100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02770" calcext:value-type="float">
            <text:p>20277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66" calcext:value-type="float">
            <text:p>50466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920" calcext:value-type="float">
            <text:p>114920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5965" calcext:value-type="float">
            <text:p>15596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12" calcext:value-type="float">
            <text:p>51212</text:p>
          </table:table-cell>
          <table:table-cell office:value-type="float" office:value="14" calcext:value-type="float">
            <text:p>1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471" calcext:value-type="float">
            <text:p>54471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500" calcext:value-type="float">
            <text:p>107500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234" calcext:value-type="float">
            <text:p>88234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527" calcext:value-type="float">
            <text:p>100527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1523" calcext:value-type="float">
            <text:p>151523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361" calcext:value-type="float">
            <text:p>81361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62" calcext:value-type="float">
            <text:p>83762</text:p>
          </table:table-cell>
          <table:table-cell office:value-type="float" office:value="19" calcext:value-type="float">
            <text:p>1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1082" calcext:value-type="float">
            <text:p>141082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104" calcext:value-type="float">
            <text:p>45104</text:p>
          </table:table-cell>
          <table:table-cell office:value-type="float" office:value="17" calcext:value-type="float">
            <text:p>1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58" calcext:value-type="float">
            <text:p>66158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9222" calcext:value-type="float">
            <text:p>139222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695" calcext:value-type="float">
            <text:p>68695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34" calcext:value-type="float">
            <text:p>48134</text:p>
          </table:table-cell>
          <table:table-cell office:value-type="float" office:value="10.9" calcext:value-type="float">
            <text:p>10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3516" calcext:value-type="float">
            <text:p>133516</text:p>
          </table:table-cell>
          <table:table-cell office:value-type="float" office:value="18.8" calcext:value-type="float">
            <text:p>18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235" calcext:value-type="float">
            <text:p>41235</text:p>
          </table:table-cell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24" calcext:value-type="float">
            <text:p>77424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267" calcext:value-type="float">
            <text:p>14526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113" calcext:value-type="float">
            <text:p>5411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984" calcext:value-type="float">
            <text:p>4598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219" calcext:value-type="float">
            <text:p>105219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89" calcext:value-type="float">
            <text:p>37089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01" calcext:value-type="float">
            <text:p>74801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4938" calcext:value-type="float">
            <text:p>15493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638" calcext:value-type="float">
            <text:p>8763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59" calcext:value-type="float">
            <text:p>63859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6318" calcext:value-type="float">
            <text:p>146318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436" calcext:value-type="float">
            <text:p>25436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43" calcext:value-type="float">
            <text:p>50943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3658" calcext:value-type="float">
            <text:p>15365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878" calcext:value-type="float">
            <text:p>6587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27" calcext:value-type="float">
            <text:p>61027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767" calcext:value-type="float">
            <text:p>13676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847" calcext:value-type="float">
            <text:p>98847</text:p>
          </table:table-cell>
          <table:table-cell office:value-type="float" office:value="9.9" calcext:value-type="float">
            <text:p>9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88" calcext:value-type="float">
            <text:p>45188</text:p>
          </table:table-cell>
          <table:table-cell office:value-type="float" office:value="10.9" calcext:value-type="float">
            <text:p>10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5254" calcext:value-type="float">
            <text:p>95254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697" calcext:value-type="float">
            <text:p>67697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48" calcext:value-type="float">
            <text:p>62548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6939" calcext:value-type="float">
            <text:p>14693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957" calcext:value-type="float">
            <text:p>66957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82" calcext:value-type="float">
            <text:p>37282</text:p>
          </table:table-cell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0423" calcext:value-type="float">
            <text:p>130423</text:p>
          </table:table-cell>
          <table:table-cell office:value-type="float" office:value="13.9" calcext:value-type="float">
            <text:p>13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794" calcext:value-type="float">
            <text:p>34794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570" calcext:value-type="float">
            <text:p>53570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748" calcext:value-type="float">
            <text:p>107748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108" calcext:value-type="float">
            <text:p>4510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18" calcext:value-type="float">
            <text:p>63418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495" calcext:value-type="float">
            <text:p>99495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985" calcext:value-type="float">
            <text:p>92985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11" calcext:value-type="float">
            <text:p>66011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8008" calcext:value-type="float">
            <text:p>9800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887" calcext:value-type="float">
            <text:p>31887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41" calcext:value-type="float">
            <text:p>65041</text:p>
          </table:table-cell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734" calcext:value-type="float">
            <text:p>10773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139" calcext:value-type="float">
            <text:p>33139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79" calcext:value-type="float">
            <text:p>44479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2171" calcext:value-type="float">
            <text:p>152171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482" calcext:value-type="float">
            <text:p>35482</text:p>
          </table:table-cell>
          <table:table-cell office:value-type="float" office:value="9.9" calcext:value-type="float">
            <text:p>9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73" calcext:value-type="float">
            <text:p>62073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5445" calcext:value-type="float">
            <text:p>155445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904" calcext:value-type="float">
            <text:p>71904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03" calcext:value-type="float">
            <text:p>42403</text:p>
          </table:table-cell>
          <table:table-cell office:value-type="float" office:value="12.9" calcext:value-type="float">
            <text:p>12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0707" calcext:value-type="float">
            <text:p>13070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459" calcext:value-type="float">
            <text:p>66459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96" calcext:value-type="float">
            <text:p>62596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1622" calcext:value-type="float">
            <text:p>141622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456" calcext:value-type="float">
            <text:p>51456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03" calcext:value-type="float">
            <text:p>45303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201" calcext:value-type="float">
            <text:p>150201</text:p>
          </table:table-cell>
          <table:table-cell office:value-type="float" office:value="14.9" calcext:value-type="float">
            <text:p>14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674" calcext:value-type="float">
            <text:p>67674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90" calcext:value-type="float">
            <text:p>47090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508" calcext:value-type="float">
            <text:p>99508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8856" calcext:value-type="float">
            <text:p>108856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49" calcext:value-type="float">
            <text:p>59849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489" calcext:value-type="float">
            <text:p>14448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506" calcext:value-type="float">
            <text:p>54506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488" calcext:value-type="float">
            <text:p>54488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684" calcext:value-type="float">
            <text:p>9968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29" calcext:value-type="float">
            <text:p>66329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56" calcext:value-type="float">
            <text:p>63956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821" calcext:value-type="float">
            <text:p>150821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406" calcext:value-type="float">
            <text:p>64406</text:p>
          </table:table-cell>
          <table:table-cell office:value-type="float" office:value="8.9" calcext:value-type="float">
            <text:p>8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47" calcext:value-type="float">
            <text:p>75947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8565" calcext:value-type="float">
            <text:p>9856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718" calcext:value-type="float">
            <text:p>41718</text:p>
          </table:table-cell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535" calcext:value-type="float">
            <text:p>20535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7869" calcext:value-type="float">
            <text:p>15786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07" calcext:value-type="float">
            <text:p>59107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25" calcext:value-type="float">
            <text:p>30825</text:p>
          </table:table-cell>
          <table:table-cell office:value-type="float" office:value="9.9" calcext:value-type="float">
            <text:p>9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0600" calcext:value-type="float">
            <text:p>140600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613" calcext:value-type="float">
            <text:p>3761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31" calcext:value-type="float">
            <text:p>46831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6811" calcext:value-type="float">
            <text:p>156811</text:p>
          </table:table-cell>
          <table:table-cell office:value-type="float" office:value="18.8" calcext:value-type="float">
            <text:p>18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349" calcext:value-type="float">
            <text:p>22349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80" calcext:value-type="float">
            <text:p>40180</text:p>
          </table:table-cell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01858" calcext:value-type="float">
            <text:p>401858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682" calcext:value-type="float">
            <text:p>82682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07" calcext:value-type="float">
            <text:p>47107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256" calcext:value-type="float">
            <text:p>105256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303" calcext:value-type="float">
            <text:p>53303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774" calcext:value-type="float">
            <text:p>57774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2928" calcext:value-type="float">
            <text:p>142928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784" calcext:value-type="float">
            <text:p>38784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119" calcext:value-type="float">
            <text:p>46119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120" calcext:value-type="float">
            <text:p>13612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358" calcext:value-type="float">
            <text:p>5935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199" calcext:value-type="float">
            <text:p>57199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5263" calcext:value-type="float">
            <text:p>135263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813" calcext:value-type="float">
            <text:p>30813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34" calcext:value-type="float">
            <text:p>67334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7900" calcext:value-type="float">
            <text:p>137900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468" calcext:value-type="float">
            <text:p>32468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10" calcext:value-type="float">
            <text:p>42710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5304" calcext:value-type="float">
            <text:p>95304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88" calcext:value-type="float">
            <text:p>56688</text:p>
          </table:table-cell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93" calcext:value-type="float">
            <text:p>39993</text:p>
          </table:table-cell>
          <table:table-cell office:value-type="float" office:value="9.9" calcext:value-type="float">
            <text:p>9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7914" calcext:value-type="float">
            <text:p>147914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297" calcext:value-type="float">
            <text:p>32297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480" calcext:value-type="float">
            <text:p>55480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913" calcext:value-type="float">
            <text:p>143913</text:p>
          </table:table-cell>
          <table:table-cell office:value-type="float" office:value="15.8" calcext:value-type="float">
            <text:p>15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783" calcext:value-type="float">
            <text:p>2878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00" calcext:value-type="float">
            <text:p>47200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2898" calcext:value-type="float">
            <text:p>152898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465" calcext:value-type="float">
            <text:p>30465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62" calcext:value-type="float">
            <text:p>49862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175" calcext:value-type="float">
            <text:p>105175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250" calcext:value-type="float">
            <text:p>38250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11" calcext:value-type="float">
            <text:p>31011</text:p>
          </table:table-cell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043" calcext:value-type="float">
            <text:p>90043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513" calcext:value-type="float">
            <text:p>7151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98" calcext:value-type="float">
            <text:p>42098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9038" calcext:value-type="float">
            <text:p>89038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425" calcext:value-type="float">
            <text:p>84425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55" calcext:value-type="float">
            <text:p>45155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135" calcext:value-type="float">
            <text:p>144135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82" calcext:value-type="float">
            <text:p>60282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87" calcext:value-type="float">
            <text:p>40887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9293" calcext:value-type="float">
            <text:p>109293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421" calcext:value-type="float">
            <text:p>40421</text:p>
          </table:table-cell>
          <table:table-cell office:value-type="float" office:value="9.9" calcext:value-type="float">
            <text:p>9,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89" calcext:value-type="float">
            <text:p>44089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5737" calcext:value-type="float">
            <text:p>13573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073" calcext:value-type="float">
            <text:p>63073</text:p>
          </table:table-cell>
          <table:table-cell office:value-type="float" office:value="13" calcext:value-type="float">
            <text:p>1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422351.63" calcext:value-type="float">
            <text:p>422351,63</text:p>
          </table:table-cell>
          <table:table-cell table:formula="of:=AVERAGE([.C121:.C220])" office:value-type="float" office:value="11.955" calcext:value-type="float">
            <text:p>11,955</text:p>
          </table:table-cell>
          <table:table-cell table:formula="of:=AVERAGE([.D121:.D220])" office:value-type="float" office:value="3.46899999999999" calcext:value-type="float">
            <text:p>3,46899999999999</text:p>
          </table:table-cell>
          <table:table-cell table:number-columns-repeated="2"/>
          <table:table-cell table:formula="of:=AVERAGE([.G121:.G220])" office:value-type="float" office:value="131019.72" calcext:value-type="float">
            <text:p>131019,72</text:p>
          </table:table-cell>
          <table:table-cell table:formula="of:=AVERAGE([.H121:.H220])" office:value-type="float" office:value="18.451" calcext:value-type="float">
            <text:p>18,451</text:p>
          </table:table-cell>
          <table:table-cell table:formula="of:=AVERAGE([.I121:.I220])" office:value-type="float" office:value="1.697" calcext:value-type="float">
            <text:p>1,697</text:p>
          </table:table-cell>
          <table:table-cell table:number-columns-repeated="2"/>
          <table:table-cell table:formula="of:=AVERAGE([.L121:.L220])" office:value-type="float" office:value="288587.48" calcext:value-type="float">
            <text:p>288587,48</text:p>
          </table:table-cell>
          <table:table-cell table:formula="of:=AVERAGE([.M121:.M220])" office:value-type="float" office:value="11.665" calcext:value-type="float">
            <text:p>11,665</text:p>
          </table:table-cell>
          <table:table-cell table:formula="of:=AVERAGE([.N121:.N220])" office:value-type="float" office:value="3.259" calcext:value-type="float">
            <text:p>3,2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2437237.80859206" calcext:value-type="float">
            <text:p>2437237,80859206</text:p>
          </table:table-cell>
          <table:table-cell table:formula="of:=STDEVP([.C121:.C220])" office:value-type="float" office:value="2.53185208888671" calcext:value-type="float">
            <text:p>2,53185208888671</text:p>
          </table:table-cell>
          <table:table-cell table:formula="of:=STDEVP([.D121:.D220])" office:value-type="float" office:value="0.632881505496882" calcext:value-type="float">
            <text:p>0,632881505496882</text:p>
          </table:table-cell>
          <table:table-cell table:number-columns-repeated="2"/>
          <table:table-cell table:formula="of:=STDEVP([.G121:.G220])" office:value-type="float" office:value="35707.8271310591" calcext:value-type="float">
            <text:p>35707,8271310591</text:p>
          </table:table-cell>
          <table:table-cell table:formula="of:=STDEVP([.H121:.H220])" office:value-type="float" office:value="2.53418606262445" calcext:value-type="float">
            <text:p>2,53418606262445</text:p>
          </table:table-cell>
          <table:table-cell table:formula="of:=STDEVP([.I121:.I220])" office:value-type="float" office:value="0.0298496231131986" calcext:value-type="float">
            <text:p>0,029849623113199</text:p>
          </table:table-cell>
          <table:table-cell table:number-columns-repeated="2"/>
          <table:table-cell table:formula="of:=STDEVP([.L121:.L220])" office:value-type="float" office:value="2137508.75895786" calcext:value-type="float">
            <text:p>2137508,75895786</text:p>
          </table:table-cell>
          <table:table-cell table:formula="of:=STDEVP([.M121:.M220])" office:value-type="float" office:value="7.71815230479418" calcext:value-type="float">
            <text:p>7,71815230479418</text:p>
          </table:table-cell>
          <table:table-cell table:formula="of:=STDEVP([.N121:.N220])" office:value-type="float" office:value="0.207410221541755" calcext:value-type="float">
            <text:p>0,2074102215417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65536" calcext:value-type="float">
            <text:p>65536</text:p>
          </table:table-cell>
          <table:table-cell table:formula="of:=MEDIAN([.C121:.C220])" office:value-type="float" office:value="11.5" calcext:value-type="float">
            <text:p>11,5</text:p>
          </table:table-cell>
          <table:table-cell table:formula="of:=MEDIAN([.D121:.D220])" office:value-type="float" office:value="3.7" calcext:value-type="float">
            <text:p>3,7</text:p>
          </table:table-cell>
          <table:table-cell table:number-columns-repeated="2"/>
          <table:table-cell table:formula="of:=MEDIAN([.G121:.G220])" office:value-type="float" office:value="136069.5" calcext:value-type="float">
            <text:p>136069,5</text:p>
          </table:table-cell>
          <table:table-cell table:formula="of:=MEDIAN([.H121:.H220])" office:value-type="float" office:value="19" calcext:value-type="float">
            <text:p>19</text:p>
          </table:table-cell>
          <table:table-cell table:formula="of:=MEDIAN([.I121:.I220])" office:value-type="float" office:value="1.7" calcext:value-type="float">
            <text:p>1,7</text:p>
          </table:table-cell>
          <table:table-cell table:number-columns-repeated="2"/>
          <table:table-cell table:formula="of:=MEDIAN([.L121:.L220])" office:value-type="float" office:value="66103.5" calcext:value-type="float">
            <text:p>66103,5</text:p>
          </table:table-cell>
          <table:table-cell table:formula="of:=MEDIAN([.M121:.M220])" office:value-type="float" office:value="10.45" calcext:value-type="float">
            <text:p>10,45</text:p>
          </table:table-cell>
          <table:table-cell table:formula="of:=MEDIAN([.N121:.N220])" office:value-type="float" office:value="3.25" calcext:value-type="float">
            <text:p>3,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787826.26" calcext:value-type="float">
            <text:p>787826,26</text:p>
          </table:table-cell>
          <table:table-cell table:formula="of:=AVERAGE([.C121:.C170])" office:value-type="float" office:value="12.62" calcext:value-type="float">
            <text:p>12,62</text:p>
          </table:table-cell>
          <table:table-cell table:formula="of:=AVERAGE([.D121:.D170])" office:value-type="float" office:value="3.238" calcext:value-type="float">
            <text:p>3,238</text:p>
          </table:table-cell>
          <table:table-cell table:number-columns-repeated="2"/>
          <table:table-cell table:formula="of:=AVERAGE([.G121:.G170])" office:value-type="float" office:value="125000.78" calcext:value-type="float">
            <text:p>125000,78</text:p>
          </table:table-cell>
          <table:table-cell table:formula="of:=AVERAGE([.H121:.H170])" office:value-type="float" office:value="18.718" calcext:value-type="float">
            <text:p>18,718</text:p>
          </table:table-cell>
          <table:table-cell table:formula="of:=AVERAGE([.I121:.I170])" office:value-type="float" office:value="1.694" calcext:value-type="float">
            <text:p>1,694</text:p>
          </table:table-cell>
          <table:table-cell table:number-columns-repeated="2"/>
          <table:table-cell table:formula="of:=AVERAGE([.L121:.L170])" office:value-type="float" office:value="521271.38" calcext:value-type="float">
            <text:p>521271,38</text:p>
          </table:table-cell>
          <table:table-cell table:formula="of:=AVERAGE([.M121:.M170])" office:value-type="float" office:value="12.442" calcext:value-type="float">
            <text:p>12,442</text:p>
          </table:table-cell>
          <table:table-cell table:formula="of:=AVERAGE([.N121:.N170])" office:value-type="float" office:value="3.302" calcext:value-type="float">
            <text:p>3,3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56877" calcext:value-type="float">
            <text:p>56877</text:p>
          </table:table-cell>
          <table:table-cell table:formula="of:=AVERAGE([.C171:.C220])" office:value-type="float" office:value="11.29" calcext:value-type="float">
            <text:p>11,29</text:p>
          </table:table-cell>
          <table:table-cell table:formula="of:=AVERAGE([.D171:.D220])" office:value-type="float" office:value="3.7" calcext:value-type="float">
            <text:p>3,7</text:p>
          </table:table-cell>
          <table:table-cell table:number-columns-repeated="2"/>
          <table:table-cell table:formula="of:=AVERAGE([.G171:.G220])" office:value-type="float" office:value="137038.66" calcext:value-type="float">
            <text:p>137038,66</text:p>
          </table:table-cell>
          <table:table-cell table:formula="of:=AVERAGE([.H171:.H220])" office:value-type="float" office:value="18.184" calcext:value-type="float">
            <text:p>18,184</text:p>
          </table:table-cell>
          <table:table-cell table:formula="of:=AVERAGE([.I171:.I220])" office:value-type="float" office:value="1.7" calcext:value-type="float">
            <text:p>1,7</text:p>
          </table:table-cell>
          <table:table-cell table:number-columns-repeated="2"/>
          <table:table-cell table:formula="of:=AVERAGE([.L171:.L220])" office:value-type="float" office:value="55903.58" calcext:value-type="float">
            <text:p>55903,58</text:p>
          </table:table-cell>
          <table:table-cell table:formula="of:=AVERAGE([.M171:.M220])" office:value-type="float" office:value="10.888" calcext:value-type="float">
            <text:p>10,888</text:p>
          </table:table-cell>
          <table:table-cell table:formula="of:=AVERAGE([.N171:.N220])" office:value-type="float" office:value="3.216" calcext:value-type="float">
            <text:p>3,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18785.9855935216" calcext:value-type="float">
            <text:p>18785,9855935216</text:p>
          </table:table-cell>
          <table:table-cell table:formula="of:=STDEVP([.C171:.C220])" office:value-type="float" office:value="1.73692256591939" calcext:value-type="float">
            <text:p>1,73692256591939</text:p>
          </table:table-cell>
          <table:table-cell table:formula="of:=STDEVP([.D171:.D220])" office:value-type="float" office:value="0" calcext:value-type="float">
            <text:p>0</text:p>
          </table:table-cell>
          <table:table-cell table:number-columns-repeated="2"/>
          <table:table-cell table:formula="of:=STDEVP([.G171:.G220])" office:value-type="float" office:value="44714.668269645" calcext:value-type="float">
            <text:p>44714,668269645</text:p>
          </table:table-cell>
          <table:table-cell table:formula="of:=STDEVP([.H171:.H220])" office:value-type="float" office:value="2.47324564085333" calcext:value-type="float">
            <text:p>2,47324564085333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20782.8222453929" calcext:value-type="float">
            <text:p>20782,8222453929</text:p>
          </table:table-cell>
          <table:table-cell table:formula="of:=STDEVP([.M171:.M220])" office:value-type="float" office:value="1.35227807791149" calcext:value-type="float">
            <text:p>1,35227807791149</text:p>
          </table:table-cell>
          <table:table-cell table:formula="of:=STDEVP([.N171:.N220])" office:value-type="float" office:value="0.0366606055596466" calcext:value-type="float">
            <text:p>0,0366606055596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89158.5" calcext:value-type="float">
            <text:p>89158,5</text:p>
          </table:table-cell>
          <table:table-cell table:formula="of:=MEDIAN([.C121:.C170])" office:value-type="float" office:value="12" calcext:value-type="float">
            <text:p>12</text:p>
          </table:table-cell>
          <table:table-cell table:formula="of:=MEDIAN([.D121:.D170])" office:value-type="float" office:value="3.7" calcext:value-type="float">
            <text:p>3,7</text:p>
          </table:table-cell>
          <table:table-cell table:number-columns-repeated="2"/>
          <table:table-cell table:formula="of:=MEDIAN([.G121:.G170])" office:value-type="float" office:value="129554" calcext:value-type="float">
            <text:p>129554</text:p>
          </table:table-cell>
          <table:table-cell table:formula="of:=MEDIAN([.H121:.H170])" office:value-type="float" office:value="19" calcext:value-type="float">
            <text:p>19</text:p>
          </table:table-cell>
          <table:table-cell table:formula="of:=MEDIAN([.I121:.I170])" office:value-type="float" office:value="1.7" calcext:value-type="float">
            <text:p>1,7</text:p>
          </table:table-cell>
          <table:table-cell table:number-columns-repeated="2"/>
          <table:table-cell table:formula="of:=MEDIAN([.L121:.L170])" office:value-type="float" office:value="84560.5" calcext:value-type="float">
            <text:p>84560,5</text:p>
          </table:table-cell>
          <table:table-cell table:formula="of:=MEDIAN([.M121:.M170])" office:value-type="float" office:value="10" calcext:value-type="float">
            <text:p>10</text:p>
          </table:table-cell>
          <table:table-cell table:formula="of:=MEDIAN([.N121:.N170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54020.5" calcext:value-type="float">
            <text:p>54020,5</text:p>
          </table:table-cell>
          <table:table-cell table:formula="of:=MEDIAN([.C171:.C220])" office:value-type="float" office:value="11" calcext:value-type="float">
            <text:p>11</text:p>
          </table:table-cell>
          <table:table-cell table:formula="of:=MEDIAN([.D171:.D220])" office:value-type="float" office:value="3.7" calcext:value-type="float">
            <text:p>3,7</text:p>
          </table:table-cell>
          <table:table-cell table:number-columns-repeated="2"/>
          <table:table-cell table:formula="of:=MEDIAN([.G171:.G220])" office:value-type="float" office:value="139911" calcext:value-type="float">
            <text:p>139911</text:p>
          </table:table-cell>
          <table:table-cell table:formula="of:=MEDIAN([.H171:.H220])" office:value-type="float" office:value="18.9" calcext:value-type="float">
            <text:p>18,9</text:p>
          </table:table-cell>
          <table:table-cell table:formula="of:=MEDIAN([.I171:.I220])" office:value-type="float" office:value="1.7" calcext:value-type="float">
            <text:p>1,7</text:p>
          </table:table-cell>
          <table:table-cell table:number-columns-repeated="2"/>
          <table:table-cell table:formula="of:=MEDIAN([.L171:.L220])" office:value-type="float" office:value="54309.5" calcext:value-type="float">
            <text:p>54309,5</text:p>
          </table:table-cell>
          <table:table-cell table:formula="of:=MEDIAN([.M171:.M220])" office:value-type="float" office:value="11" calcext:value-type="float">
            <text:p>11</text:p>
          </table:table-cell>
          <table:table-cell table:formula="of:=MEDIAN([.N171:.N220])" office:value-type="float" office:value="3.2" calcext:value-type="float">
            <text:p>3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4995904" calcext:value-type="float">
            <text:p>24995904</text:p>
          </table:table-cell>
          <table:table-cell office:value-type="float" office:value="106.2" calcext:value-type="float">
            <text:p>106,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44050" calcext:value-type="float">
            <text:p>144050</text:p>
          </table:table-cell>
          <table:table-cell office:value-type="float" office:value="53.3" calcext:value-type="float">
            <text:p>53,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23131222" calcext:value-type="float">
            <text:p>23131222</text:p>
          </table:table-cell>
          <table:table-cell office:value-type="float" office:value="33.3" calcext:value-type="float">
            <text:p>33,3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748" calcext:value-type="float">
            <text:p>254748</text:p>
          </table:table-cell>
          <table:table-cell office:value-type="float" office:value="41" calcext:value-type="float">
            <text:p>4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3626" calcext:value-type="float">
            <text:p>15362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7276" calcext:value-type="float">
            <text:p>197276</text:p>
          </table:table-cell>
          <table:table-cell office:value-type="float" office:value="28" calcext:value-type="float">
            <text:p>2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883" calcext:value-type="float">
            <text:p>13988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4557" calcext:value-type="float">
            <text:p>144557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3663" calcext:value-type="float">
            <text:p>173663</text:p>
          </table:table-cell>
          <table:table-cell office:value-type="float" office:value="27" calcext:value-type="float">
            <text:p>2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843" calcext:value-type="float">
            <text:p>95843</text:p>
          </table:table-cell>
          <table:table-cell office:value-type="float" office:value="36" calcext:value-type="float">
            <text:p>3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5928" calcext:value-type="float">
            <text:p>155928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683" calcext:value-type="float">
            <text:p>97683</text:p>
          </table:table-cell>
          <table:table-cell office:value-type="float" office:value="33" calcext:value-type="float">
            <text:p>3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850" calcext:value-type="float">
            <text:p>117850</text:p>
          </table:table-cell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2561" calcext:value-type="float">
            <text:p>112561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977" calcext:value-type="float">
            <text:p>75977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293" calcext:value-type="float">
            <text:p>45293</text:p>
          </table:table-cell>
          <table:table-cell office:value-type="float" office:value="22.8" calcext:value-type="float">
            <text:p>22,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7330" calcext:value-type="float">
            <text:p>137330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032" calcext:value-type="float">
            <text:p>83032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604" calcext:value-type="float">
            <text:p>123604</text:p>
          </table:table-cell>
          <table:table-cell office:value-type="float" office:value="38" calcext:value-type="float">
            <text:p>3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2312" calcext:value-type="float">
            <text:p>14231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76" calcext:value-type="float">
            <text:p>61376</text:p>
          </table:table-cell>
          <table:table-cell office:value-type="float" office:value="26.7" calcext:value-type="float">
            <text:p>26,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354" calcext:value-type="float">
            <text:p>128354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5452" calcext:value-type="float">
            <text:p>155452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9263" calcext:value-type="float">
            <text:p>129263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44" calcext:value-type="float">
            <text:p>72244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8837" calcext:value-type="float">
            <text:p>98837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043" calcext:value-type="float">
            <text:p>62043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21" calcext:value-type="float">
            <text:p>58821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7791" calcext:value-type="float">
            <text:p>157791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293" calcext:value-type="float">
            <text:p>83293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297" calcext:value-type="float">
            <text:p>98297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9014" calcext:value-type="float">
            <text:p>159014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497" calcext:value-type="float">
            <text:p>64497</text:p>
          </table:table-cell>
          <table:table-cell office:value-type="float" office:value="26" calcext:value-type="float">
            <text:p>2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247" calcext:value-type="float">
            <text:p>104247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7851" calcext:value-type="float">
            <text:p>97851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828" calcext:value-type="float">
            <text:p>58828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39" calcext:value-type="float">
            <text:p>72039</text:p>
          </table:table-cell>
          <table:table-cell office:value-type="float" office:value="21.8" calcext:value-type="float">
            <text:p>21,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4604" calcext:value-type="float">
            <text:p>11460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011" calcext:value-type="float">
            <text:p>8501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804" calcext:value-type="float">
            <text:p>99804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5558" calcext:value-type="float">
            <text:p>145558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413" calcext:value-type="float">
            <text:p>91413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805" calcext:value-type="float">
            <text:p>147805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3906" calcext:value-type="float">
            <text:p>153906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38" calcext:value-type="float">
            <text:p>57038</text:p>
          </table:table-cell>
          <table:table-cell office:value-type="float" office:value="19.8" calcext:value-type="float">
            <text:p>19,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679" calcext:value-type="float">
            <text:p>54679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1248" calcext:value-type="float">
            <text:p>12124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410" calcext:value-type="float">
            <text:p>77410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289" calcext:value-type="float">
            <text:p>56289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5313" calcext:value-type="float">
            <text:p>135313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764" calcext:value-type="float">
            <text:p>71764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542" calcext:value-type="float">
            <text:p>87542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3097" calcext:value-type="float">
            <text:p>133097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057" calcext:value-type="float">
            <text:p>83057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452" calcext:value-type="float">
            <text:p>86452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3009" calcext:value-type="float">
            <text:p>103009</text:p>
          </table:table-cell>
          <table:table-cell office:value-type="float" office:value="46.5" calcext:value-type="float">
            <text:p>46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368" calcext:value-type="float">
            <text:p>92368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93" calcext:value-type="float">
            <text:p>85293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0287" calcext:value-type="float">
            <text:p>150287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3865" calcext:value-type="float">
            <text:p>133865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70" calcext:value-type="float">
            <text:p>57270</text:p>
          </table:table-cell>
          <table:table-cell office:value-type="float" office:value="19.8" calcext:value-type="float">
            <text:p>19,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7434" calcext:value-type="float">
            <text:p>127434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143" calcext:value-type="float">
            <text:p>84143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06" calcext:value-type="float">
            <text:p>72106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4695" calcext:value-type="float">
            <text:p>154695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858" calcext:value-type="float">
            <text:p>85858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19" calcext:value-type="float">
            <text:p>49519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3691" calcext:value-type="float">
            <text:p>63691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396" calcext:value-type="float">
            <text:p>84396</text:p>
          </table:table-cell>
          <table:table-cell office:value-type="float" office:value="18.8" calcext:value-type="float">
            <text:p>18,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16" calcext:value-type="float">
            <text:p>64116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7444" calcext:value-type="float">
            <text:p>97444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501" calcext:value-type="float">
            <text:p>58501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783" calcext:value-type="float">
            <text:p>86783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3398" calcext:value-type="float">
            <text:p>143398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320" calcext:value-type="float">
            <text:p>46320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60" calcext:value-type="float">
            <text:p>56760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2448" calcext:value-type="float">
            <text:p>14244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010" calcext:value-type="float">
            <text:p>76010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805" calcext:value-type="float">
            <text:p>105805</text:p>
          </table:table-cell>
          <table:table-cell office:value-type="float" office:value="31" calcext:value-type="float">
            <text:p>3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1100" calcext:value-type="float">
            <text:p>131100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927" calcext:value-type="float">
            <text:p>64927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789" calcext:value-type="float">
            <text:p>90789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0894" calcext:value-type="float">
            <text:p>100894</text:p>
          </table:table-cell>
          <table:table-cell office:value-type="float" office:value="34.7" calcext:value-type="float">
            <text:p>34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890" calcext:value-type="float">
            <text:p>76890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393" calcext:value-type="float">
            <text:p>48393</text:p>
          </table:table-cell>
          <table:table-cell office:value-type="float" office:value="23.8" calcext:value-type="float">
            <text:p>23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385" calcext:value-type="float">
            <text:p>9038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416" calcext:value-type="float">
            <text:p>42416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555" calcext:value-type="float">
            <text:p>56555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287" calcext:value-type="float">
            <text:p>136287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255" calcext:value-type="float">
            <text:p>39255</text:p>
          </table:table-cell>
          <table:table-cell office:value-type="float" office:value="17" calcext:value-type="float">
            <text:p>1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01" calcext:value-type="float">
            <text:p>51501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353" calcext:value-type="float">
            <text:p>144353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836" calcext:value-type="float">
            <text:p>43836</text:p>
          </table:table-cell>
          <table:table-cell office:value-type="float" office:value="20.8" calcext:value-type="float">
            <text:p>20,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228" calcext:value-type="float">
            <text:p>99228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6371" calcext:value-type="float">
            <text:p>126371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897" calcext:value-type="float">
            <text:p>88897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13" calcext:value-type="float">
            <text:p>57213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2489" calcext:value-type="float">
            <text:p>112489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282" calcext:value-type="float">
            <text:p>68282</text:p>
          </table:table-cell>
          <table:table-cell office:value-type="float" office:value="27" calcext:value-type="float">
            <text:p>2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47" calcext:value-type="float">
            <text:p>49947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772" calcext:value-type="float">
            <text:p>150772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53" calcext:value-type="float">
            <text:p>60253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42" calcext:value-type="float">
            <text:p>70042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863" calcext:value-type="float">
            <text:p>149863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369" calcext:value-type="float">
            <text:p>64369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10" calcext:value-type="float">
            <text:p>47210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991" calcext:value-type="float">
            <text:p>107991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182" calcext:value-type="float">
            <text:p>64182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19" calcext:value-type="float">
            <text:p>4981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2851" calcext:value-type="float">
            <text:p>162851</text:p>
          </table:table-cell>
          <table:table-cell office:value-type="float" office:value="37.6" calcext:value-type="float">
            <text:p>37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037" calcext:value-type="float">
            <text:p>38037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232" calcext:value-type="float">
            <text:p>88232</text:p>
          </table:table-cell>
          <table:table-cell office:value-type="float" office:value="24.8" calcext:value-type="float">
            <text:p>24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6162" calcext:value-type="float">
            <text:p>156162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554" calcext:value-type="float">
            <text:p>29554</text:p>
          </table:table-cell>
          <table:table-cell office:value-type="float" office:value="21.8" calcext:value-type="float">
            <text:p>21,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34" calcext:value-type="float">
            <text:p>38034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1735" calcext:value-type="float">
            <text:p>101735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804" calcext:value-type="float">
            <text:p>41804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08" calcext:value-type="float">
            <text:p>67408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80999" calcext:value-type="float">
            <text:p>180999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694" calcext:value-type="float">
            <text:p>28694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96" calcext:value-type="float">
            <text:p>6879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0082" calcext:value-type="float">
            <text:p>140082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92" calcext:value-type="float">
            <text:p>55492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96" calcext:value-type="float">
            <text:p>6979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6817" calcext:value-type="float">
            <text:p>116817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092" calcext:value-type="float">
            <text:p>33092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70" calcext:value-type="float">
            <text:p>67270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2785" calcext:value-type="float">
            <text:p>72785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680" calcext:value-type="float">
            <text:p>37680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51" calcext:value-type="float">
            <text:p>71051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973" calcext:value-type="float">
            <text:p>105973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352" calcext:value-type="float">
            <text:p>60352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53" calcext:value-type="float">
            <text:p>68753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88783" calcext:value-type="float">
            <text:p>288783</text:p>
          </table:table-cell>
          <table:table-cell office:value-type="float" office:value="37.6" calcext:value-type="float">
            <text:p>37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36" calcext:value-type="float">
            <text:p>60536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28" calcext:value-type="float">
            <text:p>74528</text:p>
          </table:table-cell>
          <table:table-cell office:value-type="float" office:value="22.8" calcext:value-type="float">
            <text:p>22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921" calcext:value-type="float">
            <text:p>94921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151" calcext:value-type="float">
            <text:p>29151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899" calcext:value-type="float">
            <text:p>54899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2495" calcext:value-type="float">
            <text:p>7249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686" calcext:value-type="float">
            <text:p>54686</text:p>
          </table:table-cell>
          <table:table-cell office:value-type="float" office:value="24.8" calcext:value-type="float">
            <text:p>24,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93" calcext:value-type="float">
            <text:p>47693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070" calcext:value-type="float">
            <text:p>150070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604" calcext:value-type="float">
            <text:p>47604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190" calcext:value-type="float">
            <text:p>117190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901" calcext:value-type="float">
            <text:p>149901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405" calcext:value-type="float">
            <text:p>63405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518" calcext:value-type="float">
            <text:p>91518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472" calcext:value-type="float">
            <text:p>105472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658" calcext:value-type="float">
            <text:p>28658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05" calcext:value-type="float">
            <text:p>68905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5013" calcext:value-type="float">
            <text:p>155013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306" calcext:value-type="float">
            <text:p>36306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87" calcext:value-type="float">
            <text:p>50387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2853" calcext:value-type="float">
            <text:p>142853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984" calcext:value-type="float">
            <text:p>67984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24" calcext:value-type="float">
            <text:p>51324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9698" calcext:value-type="float">
            <text:p>169698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693" calcext:value-type="float">
            <text:p>59693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06" calcext:value-type="float">
            <text:p>58806</text:p>
          </table:table-cell>
          <table:table-cell office:value-type="float" office:value="23.8" calcext:value-type="float">
            <text:p>23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296" calcext:value-type="float">
            <text:p>145296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719" calcext:value-type="float">
            <text:p>25719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86" calcext:value-type="float">
            <text:p>63986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0707" calcext:value-type="float">
            <text:p>140707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934" calcext:value-type="float">
            <text:p>30934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939" calcext:value-type="float">
            <text:p>10093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3370" calcext:value-type="float">
            <text:p>103370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820" calcext:value-type="float">
            <text:p>51820</text:p>
          </table:table-cell>
          <table:table-cell office:value-type="float" office:value="20.8" calcext:value-type="float">
            <text:p>20,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94" calcext:value-type="float">
            <text:p>79894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7196" calcext:value-type="float">
            <text:p>167196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76" calcext:value-type="float">
            <text:p>6057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34" calcext:value-type="float">
            <text:p>73734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882" calcext:value-type="float">
            <text:p>107882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59" calcext:value-type="float">
            <text:p>3285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39" calcext:value-type="float">
            <text:p>6993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868" calcext:value-type="float">
            <text:p>15086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241" calcext:value-type="float">
            <text:p>64241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76" calcext:value-type="float">
            <text:p>64876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084686" calcext:value-type="float">
            <text:p>10084686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237" calcext:value-type="float">
            <text:p>56237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96" calcext:value-type="float">
            <text:p>67696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9912" calcext:value-type="float">
            <text:p>89912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436" calcext:value-type="float">
            <text:p>34436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017" calcext:value-type="float">
            <text:p>69017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180" calcext:value-type="float">
            <text:p>149180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809" calcext:value-type="float">
            <text:p>28809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28" calcext:value-type="float">
            <text:p>43528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0832" calcext:value-type="float">
            <text:p>100832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485" calcext:value-type="float">
            <text:p>58485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33" calcext:value-type="float">
            <text:p>78833</text:p>
          </table:table-cell>
          <table:table-cell office:value-type="float" office:value="22.8" calcext:value-type="float">
            <text:p>22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4354" calcext:value-type="float">
            <text:p>15435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938" calcext:value-type="float">
            <text:p>59938</text:p>
          </table:table-cell>
          <table:table-cell office:value-type="float" office:value="22.8" calcext:value-type="float">
            <text:p>22,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065" calcext:value-type="float">
            <text:p>95065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473" calcext:value-type="float">
            <text:p>136473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48" calcext:value-type="float">
            <text:p>57048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481" calcext:value-type="float">
            <text:p>45481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6249" calcext:value-type="float">
            <text:p>14624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728" calcext:value-type="float">
            <text:p>51728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17" calcext:value-type="float">
            <text:p>44417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723" calcext:value-type="float">
            <text:p>9972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60" calcext:value-type="float">
            <text:p>60060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06" calcext:value-type="float">
            <text:p>67606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172" calcext:value-type="float">
            <text:p>90172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51" calcext:value-type="float">
            <text:p>55451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29" calcext:value-type="float">
            <text:p>4202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1535" calcext:value-type="float">
            <text:p>11153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74" calcext:value-type="float">
            <text:p>61974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78" calcext:value-type="float">
            <text:p>72778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3099" calcext:value-type="float">
            <text:p>133099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478" calcext:value-type="float">
            <text:p>54478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45" calcext:value-type="float">
            <text:p>65645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380" calcext:value-type="float">
            <text:p>143380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699" calcext:value-type="float">
            <text:p>35699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59" calcext:value-type="float">
            <text:p>47559</text:p>
          </table:table-cell>
          <table:table-cell office:value-type="float" office:value="24.8" calcext:value-type="float">
            <text:p>24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9090" calcext:value-type="float">
            <text:p>119090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03" calcext:value-type="float">
            <text:p>54303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51" calcext:value-type="float">
            <text:p>47551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0732" calcext:value-type="float">
            <text:p>11073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31" calcext:value-type="float">
            <text:p>59031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593" calcext:value-type="float">
            <text:p>46593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7777" calcext:value-type="float">
            <text:p>15777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497" calcext:value-type="float">
            <text:p>35497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68" calcext:value-type="float">
            <text:p>44468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6675" calcext:value-type="float">
            <text:p>106675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23" calcext:value-type="float">
            <text:p>51223</text:p>
          </table:table-cell>
          <table:table-cell office:value-type="float" office:value="19.8" calcext:value-type="float">
            <text:p>19,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684" calcext:value-type="float">
            <text:p>41684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4860" calcext:value-type="float">
            <text:p>13486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975" calcext:value-type="float">
            <text:p>63975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43" calcext:value-type="float">
            <text:p>58943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235" calcext:value-type="float">
            <text:p>94235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870" calcext:value-type="float">
            <text:p>46870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82" calcext:value-type="float">
            <text:p>34282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729" calcext:value-type="float">
            <text:p>145729</text:p>
          </table:table-cell>
          <table:table-cell office:value-type="float" office:value="45.5" calcext:value-type="float">
            <text:p>45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110" calcext:value-type="float">
            <text:p>25110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974" calcext:value-type="float">
            <text:p>55974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445" calcext:value-type="float">
            <text:p>90445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932" calcext:value-type="float">
            <text:p>69932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62" calcext:value-type="float">
            <text:p>68262</text:p>
          </table:table-cell>
          <table:table-cell office:value-type="float" office:value="23.8" calcext:value-type="float">
            <text:p>23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0728" calcext:value-type="float">
            <text:p>140728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749" calcext:value-type="float">
            <text:p>46749</text:p>
          </table:table-cell>
          <table:table-cell office:value-type="float" office:value="42" calcext:value-type="float">
            <text:p>4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607" calcext:value-type="float">
            <text:p>52607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347" calcext:value-type="float">
            <text:p>14534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806" calcext:value-type="float">
            <text:p>54806</text:p>
          </table:table-cell>
          <table:table-cell office:value-type="float" office:value="22" calcext:value-type="float">
            <text:p>2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32" calcext:value-type="float">
            <text:p>37932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630" calcext:value-type="float">
            <text:p>143630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630" calcext:value-type="float">
            <text:p>35630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28" calcext:value-type="float">
            <text:p>42228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8764" calcext:value-type="float">
            <text:p>12876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832" calcext:value-type="float">
            <text:p>28832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08" calcext:value-type="float">
            <text:p>62308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2728" calcext:value-type="float">
            <text:p>9272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925" calcext:value-type="float">
            <text:p>58925</text:p>
          </table:table-cell>
          <table:table-cell office:value-type="float" office:value="17.8" calcext:value-type="float">
            <text:p>17,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617" calcext:value-type="float">
            <text:p>56617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3222" calcext:value-type="float">
            <text:p>103222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791" calcext:value-type="float">
            <text:p>33791</text:p>
          </table:table-cell>
          <table:table-cell office:value-type="float" office:value="22" calcext:value-type="float">
            <text:p>2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25" calcext:value-type="float">
            <text:p>38625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2496" calcext:value-type="float">
            <text:p>102496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885" calcext:value-type="float">
            <text:p>56885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724" calcext:value-type="float">
            <text:p>126724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1490" calcext:value-type="float">
            <text:p>81490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559" calcext:value-type="float">
            <text:p>55559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72" calcext:value-type="float">
            <text:p>30672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7424" calcext:value-type="float">
            <text:p>14742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274" calcext:value-type="float">
            <text:p>53274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637" calcext:value-type="float">
            <text:p>90637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812" calcext:value-type="float">
            <text:p>144812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756" calcext:value-type="float">
            <text:p>58756</text:p>
          </table:table-cell>
          <table:table-cell office:value-type="float" office:value="18" calcext:value-type="float">
            <text:p>1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28" calcext:value-type="float">
            <text:p>67528</text:p>
          </table:table-cell>
          <table:table-cell office:value-type="float" office:value="21.8" calcext:value-type="float">
            <text:p>21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189" calcext:value-type="float">
            <text:p>7918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44" calcext:value-type="float">
            <text:p>32544</text:p>
          </table:table-cell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1193" calcext:value-type="float">
            <text:p>101193</text:p>
          </table:table-cell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177" calcext:value-type="float">
            <text:p>46177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77" calcext:value-type="float">
            <text:p>74677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194" calcext:value-type="float">
            <text:p>144194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034" calcext:value-type="float">
            <text:p>44034</text:p>
          </table:table-cell>
          <table:table-cell office:value-type="float" office:value="21.8" calcext:value-type="float">
            <text:p>21,8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80" calcext:value-type="float">
            <text:p>42680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9298" calcext:value-type="float">
            <text:p>129298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257" calcext:value-type="float">
            <text:p>61257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026" calcext:value-type="float">
            <text:p>5602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1104" calcext:value-type="float">
            <text:p>131104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087" calcext:value-type="float">
            <text:p>64087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84" calcext:value-type="float">
            <text:p>60384</text:p>
          </table:table-cell>
          <table:table-cell office:value-type="float" office:value="21.8" calcext:value-type="float">
            <text:p>21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3548" calcext:value-type="float">
            <text:p>133548</text:p>
          </table:table-cell>
          <table:table-cell office:value-type="float" office:value="45.5" calcext:value-type="float">
            <text:p>45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35" calcext:value-type="float">
            <text:p>59135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99" calcext:value-type="float">
            <text:p>4819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4715" calcext:value-type="float">
            <text:p>134715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381" calcext:value-type="float">
            <text:p>64381</text:p>
          </table:table-cell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65" calcext:value-type="float">
            <text:p>68865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660" calcext:value-type="float">
            <text:p>90660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428" calcext:value-type="float">
            <text:p>38428</text:p>
          </table:table-cell>
          <table:table-cell office:value-type="float" office:value="16" calcext:value-type="float">
            <text:p>16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71" calcext:value-type="float">
            <text:p>64871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7494" calcext:value-type="float">
            <text:p>97494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448" calcext:value-type="float">
            <text:p>33448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69" calcext:value-type="float">
            <text:p>67269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2071" calcext:value-type="float">
            <text:p>92071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750" calcext:value-type="float">
            <text:p>61750</text:p>
          </table:table-cell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60" calcext:value-type="float">
            <text:p>78860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564" calcext:value-type="float">
            <text:p>90564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881" calcext:value-type="float">
            <text:p>53881</text:p>
          </table:table-cell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320297.51" calcext:value-type="float">
            <text:p>320297,51</text:p>
          </table:table-cell>
          <table:table-cell table:formula="of:=AVERAGE([.C236:.C335])" office:value-type="float" office:value="24.608" calcext:value-type="float">
            <text:p>24,608</text:p>
          </table:table-cell>
          <table:table-cell table:formula="of:=AVERAGE([.D236:.D335])" office:value-type="float" office:value="3.56399999999999" calcext:value-type="float">
            <text:p>3,56399999999999</text:p>
          </table:table-cell>
          <table:table-cell table:number-columns-repeated="2"/>
          <table:table-cell table:formula="of:=AVERAGE([.G236:.G335])" office:value-type="float" office:value="227316.84" calcext:value-type="float">
            <text:p>227316,84</text:p>
          </table:table-cell>
          <table:table-cell table:formula="of:=AVERAGE([.H236:.H335])" office:value-type="float" office:value="41.533" calcext:value-type="float">
            <text:p>41,533</text:p>
          </table:table-cell>
          <table:table-cell table:formula="of:=AVERAGE([.I236:.I335])" office:value-type="float" office:value="1.7" calcext:value-type="float">
            <text:p>1,7</text:p>
          </table:table-cell>
          <table:table-cell table:number-columns-repeated="2"/>
          <table:table-cell table:formula="of:=AVERAGE([.L236:.L335])" office:value-type="float" office:value="290601.04" calcext:value-type="float">
            <text:p>290601,04</text:p>
          </table:table-cell>
          <table:table-cell table:formula="of:=AVERAGE([.M236:.M335])" office:value-type="float" office:value="22.19" calcext:value-type="float">
            <text:p>22,19</text:p>
          </table:table-cell>
          <table:table-cell table:formula="of:=AVERAGE([.N236:.N335])" office:value-type="float" office:value="3.661" calcext:value-type="float">
            <text:p>3,6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2480173.80781855" calcext:value-type="float">
            <text:p>2480173,80781855</text:p>
          </table:table-cell>
          <table:table-cell table:formula="of:=STDEVP([.C236:.C335])" office:value-type="float" office:value="8.98206746801648" calcext:value-type="float">
            <text:p>8,98206746801648</text:p>
          </table:table-cell>
          <table:table-cell table:formula="of:=STDEVP([.D236:.D335])" office:value-type="float" office:value="0.468512539853525" calcext:value-type="float">
            <text:p>0,468512539853525</text:p>
          </table:table-cell>
          <table:table-cell table:number-columns-repeated="2"/>
          <table:table-cell table:formula="of:=STDEVP([.G236:.G335])" office:value-type="float" office:value="991168.570706232" calcext:value-type="float">
            <text:p>991168,570706232</text:p>
          </table:table-cell>
          <table:table-cell table:formula="of:=STDEVP([.H236:.H335])" office:value-type="float" office:value="4.13884174618939" calcext:value-type="float">
            <text:p>4,13884174618939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2295725.80824417" calcext:value-type="float">
            <text:p>2295725,80824417</text:p>
          </table:table-cell>
          <table:table-cell table:formula="of:=STDEVP([.M236:.M335])" office:value-type="float" office:value="3.37515925550188" calcext:value-type="float">
            <text:p>3,37515925550188</text:p>
          </table:table-cell>
          <table:table-cell table:formula="of:=STDEVP([.N236:.N335])" office:value-type="float" office:value="0.133337916587893" calcext:value-type="float">
            <text:p>0,1333379165878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67339" calcext:value-type="float">
            <text:p>67339</text:p>
          </table:table-cell>
          <table:table-cell table:formula="of:=MEDIAN([.C236:.C335])" office:value-type="float" office:value="23" calcext:value-type="float">
            <text:p>23</text:p>
          </table:table-cell>
          <table:table-cell table:formula="of:=MEDIAN([.D236:.D335])" office:value-type="float" office:value="3.7" calcext:value-type="float">
            <text:p>3,7</text:p>
          </table:table-cell>
          <table:table-cell table:number-columns-repeated="2"/>
          <table:table-cell table:formula="of:=MEDIAN([.G236:.G335])" office:value-type="float" office:value="134131.5" calcext:value-type="float">
            <text:p>134131,5</text:p>
          </table:table-cell>
          <table:table-cell table:formula="of:=MEDIAN([.H236:.H335])" office:value-type="float" office:value="42" calcext:value-type="float">
            <text:p>42</text:p>
          </table:table-cell>
          <table:table-cell table:formula="of:=MEDIAN([.I236:.I335])" office:value-type="float" office:value="1.7" calcext:value-type="float">
            <text:p>1,7</text:p>
          </table:table-cell>
          <table:table-cell table:number-columns-repeated="2"/>
          <table:table-cell table:formula="of:=MEDIAN([.L236:.L335])" office:value-type="float" office:value="58628.5" calcext:value-type="float">
            <text:p>58628,5</text:p>
          </table:table-cell>
          <table:table-cell table:formula="of:=MEDIAN([.M236:.M335])" office:value-type="float" office:value="22" calcext:value-type="float">
            <text:p>22</text:p>
          </table:table-cell>
          <table:table-cell table:formula="of:=MEDIAN([.N236:.N335])"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579264.3" calcext:value-type="float">
            <text:p>579264,3</text:p>
          </table:table-cell>
          <table:table-cell table:formula="of:=AVERAGE([.C236:.C285])" office:value-type="float" office:value="26" calcext:value-type="float">
            <text:p>26</text:p>
          </table:table-cell>
          <table:table-cell table:formula="of:=AVERAGE([.D236:.D285])" office:value-type="float" office:value="3.428" calcext:value-type="float">
            <text:p>3,428</text:p>
          </table:table-cell>
          <table:table-cell table:number-columns-repeated="2"/>
          <table:table-cell table:formula="of:=AVERAGE([.G236:.G285])" office:value-type="float" office:value="131899.84" calcext:value-type="float">
            <text:p>131899,84</text:p>
          </table:table-cell>
          <table:table-cell table:formula="of:=AVERAGE([.H236:.H285])" office:value-type="float" office:value="41.438" calcext:value-type="float">
            <text:p>41,438</text:p>
          </table:table-cell>
          <table:table-cell table:formula="of:=AVERAGE([.I236:.I285])" office:value-type="float" office:value="1.7" calcext:value-type="float">
            <text:p>1,7</text:p>
          </table:table-cell>
          <table:table-cell table:number-columns-repeated="2"/>
          <table:table-cell table:formula="of:=AVERAGE([.L236:.L285])" office:value-type="float" office:value="531347.18" calcext:value-type="float">
            <text:p>531347,18</text:p>
          </table:table-cell>
          <table:table-cell table:formula="of:=AVERAGE([.M236:.M285])" office:value-type="float" office:value="22.2" calcext:value-type="float">
            <text:p>22,2</text:p>
          </table:table-cell>
          <table:table-cell table:formula="of:=AVERAGE([.N236:.N285])" office:value-type="float" office:value="3.58" calcext:value-type="float">
            <text:p>3,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61330.72" calcext:value-type="float">
            <text:p>61330,72</text:p>
          </table:table-cell>
          <table:table-cell table:formula="of:=AVERAGE([.C286:.C335])" office:value-type="float" office:value="23.216" calcext:value-type="float">
            <text:p>23,216</text:p>
          </table:table-cell>
          <table:table-cell table:formula="of:=AVERAGE([.D286:.D335])" office:value-type="float" office:value="3.7" calcext:value-type="float">
            <text:p>3,7</text:p>
          </table:table-cell>
          <table:table-cell table:number-columns-repeated="2"/>
          <table:table-cell table:formula="of:=AVERAGE([.G286:.G335])" office:value-type="float" office:value="322733.84" calcext:value-type="float">
            <text:p>322733,84</text:p>
          </table:table-cell>
          <table:table-cell table:formula="of:=AVERAGE([.H286:.H335])" office:value-type="float" office:value="41.628" calcext:value-type="float">
            <text:p>41,628</text:p>
          </table:table-cell>
          <table:table-cell table:formula="of:=AVERAGE([.I286:.I335])" office:value-type="float" office:value="1.7" calcext:value-type="float">
            <text:p>1,7</text:p>
          </table:table-cell>
          <table:table-cell table:number-columns-repeated="2"/>
          <table:table-cell table:formula="of:=AVERAGE([.L286:.L335])" office:value-type="float" office:value="49854.9" calcext:value-type="float">
            <text:p>49854,9</text:p>
          </table:table-cell>
          <table:table-cell table:formula="of:=AVERAGE([.M286:.M335])" office:value-type="float" office:value="22.18" calcext:value-type="float">
            <text:p>22,18</text:p>
          </table:table-cell>
          <table:table-cell table:formula="of:=AVERAGE([.N286:.N335])" office:value-type="float" office:value="3.742" calcext:value-type="float">
            <text:p>3,7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18201.4698758534" calcext:value-type="float">
            <text:p>18201,4698758534</text:p>
          </table:table-cell>
          <table:table-cell table:formula="of:=STDEVP([.C286:.C335])" office:value-type="float" office:value="3.0499416387859" calcext:value-type="float">
            <text:p>3,0499416387859</text:p>
          </table:table-cell>
          <table:table-cell table:formula="of:=STDEVP([.D286:.D335])" office:value-type="float" office:value="0" calcext:value-type="float">
            <text:p>0</text:p>
          </table:table-cell>
          <table:table-cell table:number-columns-repeated="2"/>
          <table:table-cell table:formula="of:=STDEVP([.G286:.G335])" office:value-type="float" office:value="1394785.94753025" calcext:value-type="float">
            <text:p>1394785,94753025</text:p>
          </table:table-cell>
          <table:table-cell table:formula="of:=STDEVP([.H286:.H335])" office:value-type="float" office:value="4.0065466426837" calcext:value-type="float">
            <text:p>4,0065466426837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12556.0143966945" calcext:value-type="float">
            <text:p>12556,0143966945</text:p>
          </table:table-cell>
          <table:table-cell table:formula="of:=STDEVP([.M286:.M335])" office:value-type="float" office:value="3.44957968454129" calcext:value-type="float">
            <text:p>3,44957968454129</text:p>
          </table:table-cell>
          <table:table-cell table:formula="of:=STDEVP([.N286:.N335])" office:value-type="float" office:value="0.0493558507170121" calcext:value-type="float">
            <text:p>0,049355850717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71545" calcext:value-type="float">
            <text:p>71545</text:p>
          </table:table-cell>
          <table:table-cell table:formula="of:=MEDIAN([.C236:.C285])" office:value-type="float" office:value="23" calcext:value-type="float">
            <text:p>23</text:p>
          </table:table-cell>
          <table:table-cell table:formula="of:=MEDIAN([.D236:.D285])" office:value-type="float" office:value="3.6" calcext:value-type="float">
            <text:p>3,6</text:p>
          </table:table-cell>
          <table:table-cell table:number-columns-repeated="2"/>
          <table:table-cell table:formula="of:=MEDIAN([.G236:.G285])" office:value-type="float" office:value="136808.5" calcext:value-type="float">
            <text:p>136808,5</text:p>
          </table:table-cell>
          <table:table-cell table:formula="of:=MEDIAN([.H236:.H285])" office:value-type="float" office:value="42" calcext:value-type="float">
            <text:p>42</text:p>
          </table:table-cell>
          <table:table-cell table:formula="of:=MEDIAN([.I236:.I285])" office:value-type="float" office:value="1.7" calcext:value-type="float">
            <text:p>1,7</text:p>
          </table:table-cell>
          <table:table-cell table:number-columns-repeated="2"/>
          <table:table-cell table:formula="of:=MEDIAN([.L236:.L285])" office:value-type="float" office:value="64275.5" calcext:value-type="float">
            <text:p>64275,5</text:p>
          </table:table-cell>
          <table:table-cell table:formula="of:=MEDIAN([.M236:.M285])" office:value-type="float" office:value="21.9" calcext:value-type="float">
            <text:p>21,9</text:p>
          </table:table-cell>
          <table:table-cell table:formula="of:=MEDIAN([.N236:.N285])"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61346" calcext:value-type="float">
            <text:p>61346</text:p>
          </table:table-cell>
          <table:table-cell table:formula="of:=MEDIAN([.C286:.C335])" office:value-type="float" office:value="23.4" calcext:value-type="float">
            <text:p>23,4</text:p>
          </table:table-cell>
          <table:table-cell table:formula="of:=MEDIAN([.D286:.D335])" office:value-type="float" office:value="3.7" calcext:value-type="float">
            <text:p>3,7</text:p>
          </table:table-cell>
          <table:table-cell table:number-columns-repeated="2"/>
          <table:table-cell table:formula="of:=MEDIAN([.G286:.G335])" office:value-type="float" office:value="132101.5" calcext:value-type="float">
            <text:p>132101,5</text:p>
          </table:table-cell>
          <table:table-cell table:formula="of:=MEDIAN([.H286:.H335])" office:value-type="float" office:value="43" calcext:value-type="float">
            <text:p>43</text:p>
          </table:table-cell>
          <table:table-cell table:formula="of:=MEDIAN([.I286:.I335])" office:value-type="float" office:value="1.7" calcext:value-type="float">
            <text:p>1,7</text:p>
          </table:table-cell>
          <table:table-cell table:number-columns-repeated="2"/>
          <table:table-cell table:formula="of:=MEDIAN([.L286:.L335])" office:value-type="float" office:value="54390.5" calcext:value-type="float">
            <text:p>54390,5</text:p>
          </table:table-cell>
          <table:table-cell table:formula="of:=MEDIAN([.M286:.M335])" office:value-type="float" office:value="22" calcext:value-type="float">
            <text:p>22</text:p>
          </table:table-cell>
          <table:table-cell table:formula="of:=MEDIAN([.N286:.N335])" office:value-type="float" office:value="3.7" calcext:value-type="float">
            <text:p>3,7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4804423" calcext:value-type="float">
            <text:p>14804423</text:p>
          </table:table-cell>
          <table:table-cell office:value-type="float" office:value="106.7" calcext:value-type="float">
            <text:p>106,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18405" calcext:value-type="float">
            <text:p>218405</text:p>
          </table:table-cell>
          <table:table-cell office:value-type="float" office:value="93.3" calcext:value-type="float">
            <text:p>93,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6638189" calcext:value-type="float">
            <text:p>16638189</text:p>
          </table:table-cell>
          <table:table-cell office:value-type="float" office:value="113.3" calcext:value-type="float">
            <text:p>113,3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434" calcext:value-type="float">
            <text:p>239434</text:p>
          </table:table-cell>
          <table:table-cell office:value-type="float" office:value="112" calcext:value-type="float">
            <text:p>11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4968" calcext:value-type="float">
            <text:p>104968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556" calcext:value-type="float">
            <text:p>73556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752" calcext:value-type="float">
            <text:p>113752</text:p>
          </table:table-cell>
          <table:table-cell office:value-type="float" office:value="80" calcext:value-type="float">
            <text:p>8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2461" calcext:value-type="float">
            <text:p>132461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481" calcext:value-type="float">
            <text:p>59481</text:p>
          </table:table-cell>
          <table:table-cell office:value-type="float" office:value="49" calcext:value-type="float">
            <text:p>4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291" calcext:value-type="float">
            <text:p>91291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4429" calcext:value-type="float">
            <text:p>134429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852" calcext:value-type="float">
            <text:p>94852</text:p>
          </table:table-cell>
          <table:table-cell office:value-type="float" office:value="43" calcext:value-type="float">
            <text:p>4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569" calcext:value-type="float">
            <text:p>91569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3433" calcext:value-type="float">
            <text:p>14343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71" calcext:value-type="float">
            <text:p>30771</text:p>
          </table:table-cell>
          <table:table-cell office:value-type="float" office:value="44" calcext:value-type="float">
            <text:p>4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595" calcext:value-type="float">
            <text:p>102595</text:p>
          </table:table-cell>
          <table:table-cell office:value-type="float" office:value="55.4" calcext:value-type="float">
            <text:p>55,4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105070" calcext:value-type="float">
            <text:p>105070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121" calcext:value-type="float">
            <text:p>52121</text:p>
          </table:table-cell>
          <table:table-cell office:value-type="float" office:value="37.6" calcext:value-type="float">
            <text:p>37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850" calcext:value-type="float">
            <text:p>101850</text:p>
          </table:table-cell>
          <table:table-cell office:value-type="float" office:value="66" calcext:value-type="float">
            <text:p>66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7309" calcext:value-type="float">
            <text:p>157309</text:p>
          </table:table-cell>
          <table:table-cell office:value-type="float" office:value="93.1" calcext:value-type="float">
            <text:p>93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210" calcext:value-type="float">
            <text:p>66210</text:p>
          </table:table-cell>
          <table:table-cell office:value-type="float" office:value="43" calcext:value-type="float">
            <text:p>4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889" calcext:value-type="float">
            <text:p>87889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6099" calcext:value-type="float">
            <text:p>146099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607" calcext:value-type="float">
            <text:p>45607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78" calcext:value-type="float">
            <text:p>65278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2895" calcext:value-type="float">
            <text:p>132895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186" calcext:value-type="float">
            <text:p>91186</text:p>
          </table:table-cell>
          <table:table-cell office:value-type="float" office:value="40" calcext:value-type="float">
            <text:p>4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991" calcext:value-type="float">
            <text:p>85991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7444" calcext:value-type="float">
            <text:p>147444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08" calcext:value-type="float">
            <text:p>45908</text:p>
          </table:table-cell>
          <table:table-cell office:value-type="float" office:value="36" calcext:value-type="float">
            <text:p>3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890" calcext:value-type="float">
            <text:p>85890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81838" calcext:value-type="float">
            <text:p>81838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48" calcext:value-type="float">
            <text:p>45948</text:p>
          </table:table-cell>
          <table:table-cell office:value-type="float" office:value="38" calcext:value-type="float">
            <text:p>3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629" calcext:value-type="float">
            <text:p>150629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6688" calcext:value-type="float">
            <text:p>136688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386" calcext:value-type="float">
            <text:p>80386</text:p>
          </table:table-cell>
          <table:table-cell office:value-type="float" office:value="43" calcext:value-type="float">
            <text:p>4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49" calcext:value-type="float">
            <text:p>96049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9123" calcext:value-type="float">
            <text:p>139123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788" calcext:value-type="float">
            <text:p>73788</text:p>
          </table:table-cell>
          <table:table-cell office:value-type="float" office:value="47" calcext:value-type="float">
            <text:p>4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74" calcext:value-type="float">
            <text:p>74974</text:p>
          </table:table-cell>
          <table:table-cell office:value-type="float" office:value="49.5" calcext:value-type="float">
            <text:p>49,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60973" calcext:value-type="float">
            <text:p>160973</text:p>
          </table:table-cell>
          <table:table-cell office:value-type="float" office:value="80" calcext:value-type="float">
            <text:p>8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619" calcext:value-type="float">
            <text:p>35619</text:p>
          </table:table-cell>
          <table:table-cell office:value-type="float" office:value="38.6" calcext:value-type="float">
            <text:p>38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99" calcext:value-type="float">
            <text:p>52799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1846" calcext:value-type="float">
            <text:p>141846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556" calcext:value-type="float">
            <text:p>46556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21" calcext:value-type="float">
            <text:p>64321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4165" calcext:value-type="float">
            <text:p>144165</text:p>
          </table:table-cell>
          <table:table-cell office:value-type="float" office:value="90.1" calcext:value-type="float">
            <text:p>90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43" calcext:value-type="float">
            <text:p>64743</text:p>
          </table:table-cell>
          <table:table-cell office:value-type="float" office:value="47" calcext:value-type="float">
            <text:p>4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32" calcext:value-type="float">
            <text:p>66132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24121" calcext:value-type="float">
            <text:p>124121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020" calcext:value-type="float">
            <text:p>38020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22" calcext:value-type="float">
            <text:p>72722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1332" calcext:value-type="float">
            <text:p>141332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465" calcext:value-type="float">
            <text:p>29465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91" calcext:value-type="float">
            <text:p>69491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1187" calcext:value-type="float">
            <text:p>151187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468" calcext:value-type="float">
            <text:p>48468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89" calcext:value-type="float">
            <text:p>70189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3686" calcext:value-type="float">
            <text:p>143686</text:p>
          </table:table-cell>
          <table:table-cell office:value-type="float" office:value="75" calcext:value-type="float">
            <text:p>7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243" calcext:value-type="float">
            <text:p>52243</text:p>
          </table:table-cell>
          <table:table-cell office:value-type="float" office:value="40" calcext:value-type="float">
            <text:p>4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93" calcext:value-type="float">
            <text:p>65093</text:p>
          </table:table-cell>
          <table:table-cell office:value-type="float" office:value="46.5" calcext:value-type="float">
            <text:p>46,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3779" calcext:value-type="float">
            <text:p>143779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604" calcext:value-type="float">
            <text:p>44604</text:p>
          </table:table-cell>
          <table:table-cell office:value-type="float" office:value="37" calcext:value-type="float">
            <text:p>3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438" calcext:value-type="float">
            <text:p>89438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22279" calcext:value-type="float">
            <text:p>12227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447" calcext:value-type="float">
            <text:p>33447</text:p>
          </table:table-cell>
          <table:table-cell office:value-type="float" office:value="34.7" calcext:value-type="float">
            <text:p>34,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01" calcext:value-type="float">
            <text:p>60201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6584" calcext:value-type="float">
            <text:p>14658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904" calcext:value-type="float">
            <text:p>47904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11" calcext:value-type="float">
            <text:p>62211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5863" calcext:value-type="float">
            <text:p>13586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533" calcext:value-type="float">
            <text:p>21533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12" calcext:value-type="float">
            <text:p>73612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5703" calcext:value-type="float">
            <text:p>145703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851" calcext:value-type="float">
            <text:p>66851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87031" calcext:value-type="float">
            <text:p>87031</text:p>
          </table:table-cell>
          <table:table-cell office:value-type="float" office:value="83" calcext:value-type="float">
            <text:p>8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52" calcext:value-type="float">
            <text:p>64752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34" calcext:value-type="float">
            <text:p>43434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1639" calcext:value-type="float">
            <text:p>101639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187" calcext:value-type="float">
            <text:p>66187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98" calcext:value-type="float">
            <text:p>69198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5524" calcext:value-type="float">
            <text:p>95524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091" calcext:value-type="float">
            <text:p>35091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27" calcext:value-type="float">
            <text:p>68627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3723" calcext:value-type="float">
            <text:p>153723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09" calcext:value-type="float">
            <text:p>62509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86" calcext:value-type="float">
            <text:p>62986</text:p>
          </table:table-cell>
          <table:table-cell office:value-type="float" office:value="44.6" calcext:value-type="float">
            <text:p>44,6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8172" calcext:value-type="float">
            <text:p>158172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261" calcext:value-type="float">
            <text:p>62261</text:p>
          </table:table-cell>
          <table:table-cell office:value-type="float" office:value="40.6" calcext:value-type="float">
            <text:p>40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863" calcext:value-type="float">
            <text:p>108863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1972" calcext:value-type="float">
            <text:p>14197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43" calcext:value-type="float">
            <text:p>61343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64" calcext:value-type="float">
            <text:p>67664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3324" calcext:value-type="float">
            <text:p>133324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022" calcext:value-type="float">
            <text:p>64022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16" calcext:value-type="float">
            <text:p>68416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310281" calcext:value-type="float">
            <text:p>310281</text:p>
          </table:table-cell>
          <table:table-cell office:value-type="float" office:value="93.1" calcext:value-type="float">
            <text:p>93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44" calcext:value-type="float">
            <text:p>37844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827" calcext:value-type="float">
            <text:p>105827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6188" calcext:value-type="float">
            <text:p>156188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096" calcext:value-type="float">
            <text:p>44096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88" calcext:value-type="float">
            <text:p>57288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75775" calcext:value-type="float">
            <text:p>17577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427" calcext:value-type="float">
            <text:p>69427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95" calcext:value-type="float">
            <text:p>72895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86767" calcext:value-type="float">
            <text:p>18676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54" calcext:value-type="float">
            <text:p>62354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01" calcext:value-type="float">
            <text:p>66501</text:p>
          </table:table-cell>
          <table:table-cell office:value-type="float" office:value="44.6" calcext:value-type="float">
            <text:p>44,6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3481" calcext:value-type="float">
            <text:p>143481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046" calcext:value-type="float">
            <text:p>72046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99" calcext:value-type="float">
            <text:p>65099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1233" calcext:value-type="float">
            <text:p>14123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755" calcext:value-type="float">
            <text:p>69755</text:p>
          </table:table-cell>
          <table:table-cell office:value-type="float" office:value="42.6" calcext:value-type="float">
            <text:p>42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65" calcext:value-type="float">
            <text:p>69565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209949" calcext:value-type="float">
            <text:p>20994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754" calcext:value-type="float">
            <text:p>101754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55" calcext:value-type="float">
            <text:p>73555</text:p>
          </table:table-cell>
          <table:table-cell office:value-type="float" office:value="78" calcext:value-type="float">
            <text:p>7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0008" calcext:value-type="float">
            <text:p>150008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62" calcext:value-type="float">
            <text:p>77262</text:p>
          </table:table-cell>
          <table:table-cell office:value-type="float" office:value="52" calcext:value-type="float">
            <text:p>5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63" calcext:value-type="float">
            <text:p>51463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95192" calcext:value-type="float">
            <text:p>195192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171" calcext:value-type="float">
            <text:p>51171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16" calcext:value-type="float">
            <text:p>74616</text:p>
          </table:table-cell>
          <table:table-cell office:value-type="float" office:value="55" calcext:value-type="float">
            <text:p>5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2022" calcext:value-type="float">
            <text:p>142022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088" calcext:value-type="float">
            <text:p>36088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26" calcext:value-type="float">
            <text:p>67226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1242" calcext:value-type="float">
            <text:p>151242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687" calcext:value-type="float">
            <text:p>58687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42" calcext:value-type="float">
            <text:p>64042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262267" calcext:value-type="float">
            <text:p>262267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28" calcext:value-type="float">
            <text:p>32528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09" calcext:value-type="float">
            <text:p>73509</text:p>
          </table:table-cell>
          <table:table-cell office:value-type="float" office:value="48.5" calcext:value-type="float">
            <text:p>48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2067" calcext:value-type="float">
            <text:p>142067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243" calcext:value-type="float">
            <text:p>68243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973" calcext:value-type="float">
            <text:p>51973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5428" calcext:value-type="float">
            <text:p>135428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31" calcext:value-type="float">
            <text:p>55131</text:p>
          </table:table-cell>
          <table:table-cell office:value-type="float" office:value="42.6" calcext:value-type="float">
            <text:p>42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47" calcext:value-type="float">
            <text:p>62847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4920653" calcext:value-type="float">
            <text:p>492065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122" calcext:value-type="float">
            <text:p>41122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60" calcext:value-type="float">
            <text:p>68560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9217" calcext:value-type="float">
            <text:p>13921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235" calcext:value-type="float">
            <text:p>67235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51" calcext:value-type="float">
            <text:p>38951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4198" calcext:value-type="float">
            <text:p>134198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836" calcext:value-type="float">
            <text:p>33836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13" calcext:value-type="float">
            <text:p>65413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7453" calcext:value-type="float">
            <text:p>97453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398" calcext:value-type="float">
            <text:p>40398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37" calcext:value-type="float">
            <text:p>69537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23423" calcext:value-type="float">
            <text:p>123423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59" calcext:value-type="float">
            <text:p>59059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28" calcext:value-type="float">
            <text:p>72228</text:p>
          </table:table-cell>
          <table:table-cell office:value-type="float" office:value="46.5" calcext:value-type="float">
            <text:p>46,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2322" calcext:value-type="float">
            <text:p>92322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658" calcext:value-type="float">
            <text:p>46658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28" calcext:value-type="float">
            <text:p>69428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8427" calcext:value-type="float">
            <text:p>108427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733" calcext:value-type="float">
            <text:p>55733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76" calcext:value-type="float">
            <text:p>71976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3683" calcext:value-type="float">
            <text:p>123683</text:p>
          </table:table-cell>
          <table:table-cell office:value-type="float" office:value="83.2" calcext:value-type="float">
            <text:p>83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132" calcext:value-type="float">
            <text:p>26132</text:p>
          </table:table-cell>
          <table:table-cell office:value-type="float" office:value="42.6" calcext:value-type="float">
            <text:p>42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12" calcext:value-type="float">
            <text:p>62612</text:p>
          </table:table-cell>
          <table:table-cell office:value-type="float" office:value="52" calcext:value-type="float">
            <text:p>5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0071" calcext:value-type="float">
            <text:p>15007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49" calcext:value-type="float">
            <text:p>46449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32" calcext:value-type="float">
            <text:p>58132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25199" calcext:value-type="float">
            <text:p>125199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456" calcext:value-type="float">
            <text:p>53456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47" calcext:value-type="float">
            <text:p>65847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8033" calcext:value-type="float">
            <text:p>118033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20" calcext:value-type="float">
            <text:p>37820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671" calcext:value-type="float">
            <text:p>57671</text:p>
          </table:table-cell>
          <table:table-cell office:value-type="float" office:value="53" calcext:value-type="float">
            <text:p>5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16983" calcext:value-type="float">
            <text:p>11698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034" calcext:value-type="float">
            <text:p>72034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48" calcext:value-type="float">
            <text:p>40548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12902" calcext:value-type="float">
            <text:p>11290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56" calcext:value-type="float">
            <text:p>60556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15" calcext:value-type="float">
            <text:p>71415</text:p>
          </table:table-cell>
          <table:table-cell office:value-type="float" office:value="51" calcext:value-type="float">
            <text:p>51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8909" calcext:value-type="float">
            <text:p>148909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028" calcext:value-type="float">
            <text:p>38028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173" calcext:value-type="float">
            <text:p>57173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0554" calcext:value-type="float">
            <text:p>130554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362" calcext:value-type="float">
            <text:p>32362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62" calcext:value-type="float">
            <text:p>54562</text:p>
          </table:table-cell>
          <table:table-cell office:value-type="float" office:value="49.5" calcext:value-type="float">
            <text:p>49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7640" calcext:value-type="float">
            <text:p>127640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57" calcext:value-type="float">
            <text:p>57057</text:p>
          </table:table-cell>
          <table:table-cell office:value-type="float" office:value="49.5" calcext:value-type="float">
            <text:p>49,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9544" calcext:value-type="float">
            <text:p>529544</text:p>
          </table:table-cell>
          <table:table-cell office:value-type="float" office:value="55" calcext:value-type="float">
            <text:p>5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73817" calcext:value-type="float">
            <text:p>7381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485" calcext:value-type="float">
            <text:p>56485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37" calcext:value-type="float">
            <text:p>77137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0642" calcext:value-type="float">
            <text:p>150642</text:p>
          </table:table-cell>
          <table:table-cell office:value-type="float" office:value="91.1" calcext:value-type="float">
            <text:p>91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706" calcext:value-type="float">
            <text:p>66706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661" calcext:value-type="float">
            <text:p>87661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3160" calcext:value-type="float">
            <text:p>13316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3706" calcext:value-type="float">
            <text:p>113706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75" calcext:value-type="float">
            <text:p>69575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3345" calcext:value-type="float">
            <text:p>133345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11" calcext:value-type="float">
            <text:p>59111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94" calcext:value-type="float">
            <text:p>60994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3019" calcext:value-type="float">
            <text:p>153019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823" calcext:value-type="float">
            <text:p>55823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82" calcext:value-type="float">
            <text:p>69182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4210" calcext:value-type="float">
            <text:p>11421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351" calcext:value-type="float">
            <text:p>58351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0146" calcext:value-type="float">
            <text:p>2310146</text:p>
          </table:table-cell>
          <table:table-cell office:value-type="float" office:value="43.6" calcext:value-type="float">
            <text:p>43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3176" calcext:value-type="float">
            <text:p>113176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546" calcext:value-type="float">
            <text:p>58546</text:p>
          </table:table-cell>
          <table:table-cell office:value-type="float" office:value="36" calcext:value-type="float">
            <text:p>3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68" calcext:value-type="float">
            <text:p>47768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6409" calcext:value-type="float">
            <text:p>96409</text:p>
          </table:table-cell>
          <table:table-cell office:value-type="float" office:value="80" calcext:value-type="float">
            <text:p>8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702" calcext:value-type="float">
            <text:p>41702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36" calcext:value-type="float">
            <text:p>50536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5240" calcext:value-type="float">
            <text:p>125240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250" calcext:value-type="float">
            <text:p>41250</text:p>
          </table:table-cell>
          <table:table-cell office:value-type="float" office:value="44.6" calcext:value-type="float">
            <text:p>44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99" calcext:value-type="float">
            <text:p>69999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0296" calcext:value-type="float">
            <text:p>11029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9003" calcext:value-type="float">
            <text:p>109003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11" calcext:value-type="float">
            <text:p>68511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0063" calcext:value-type="float">
            <text:p>130063</text:p>
          </table:table-cell>
          <table:table-cell office:value-type="float" office:value="94.1" calcext:value-type="float">
            <text:p>94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50" calcext:value-type="float">
            <text:p>56750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99" calcext:value-type="float">
            <text:p>66199</text:p>
          </table:table-cell>
          <table:table-cell office:value-type="float" office:value="52" calcext:value-type="float">
            <text:p>5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7905" calcext:value-type="float">
            <text:p>97905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774" calcext:value-type="float">
            <text:p>41774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64" calcext:value-type="float">
            <text:p>62564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3173" calcext:value-type="float">
            <text:p>10317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204" calcext:value-type="float">
            <text:p>63204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26" calcext:value-type="float">
            <text:p>75826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0489" calcext:value-type="float">
            <text:p>110489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66" calcext:value-type="float">
            <text:p>55166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58" calcext:value-type="float">
            <text:p>59058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8726" calcext:value-type="float">
            <text:p>108726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85" calcext:value-type="float">
            <text:p>80285</text:p>
          </table:table-cell>
          <table:table-cell office:value-type="float" office:value="39" calcext:value-type="float">
            <text:p>3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172" calcext:value-type="float">
            <text:p>131172</text:p>
          </table:table-cell>
          <table:table-cell office:value-type="float" office:value="42.6" calcext:value-type="float">
            <text:p>42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8817" calcext:value-type="float">
            <text:p>12881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128" calcext:value-type="float">
            <text:p>62128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94" calcext:value-type="float">
            <text:p>64994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4840" calcext:value-type="float">
            <text:p>104840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78" calcext:value-type="float">
            <text:p>54378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35" calcext:value-type="float">
            <text:p>72035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4793" calcext:value-type="float">
            <text:p>104793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562" calcext:value-type="float">
            <text:p>68562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19" calcext:value-type="float">
            <text:p>50719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5074" calcext:value-type="float">
            <text:p>105074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708" calcext:value-type="float">
            <text:p>39708</text:p>
          </table:table-cell>
          <table:table-cell office:value-type="float" office:value="40.6" calcext:value-type="float">
            <text:p>40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04" calcext:value-type="float">
            <text:p>66304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2884" calcext:value-type="float">
            <text:p>112884</text:p>
          </table:table-cell>
          <table:table-cell office:value-type="float" office:value="92.1" calcext:value-type="float">
            <text:p>92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318" calcext:value-type="float">
            <text:p>63318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237" calcext:value-type="float">
            <text:p>95237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3365" calcext:value-type="float">
            <text:p>113365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974" calcext:value-type="float">
            <text:p>58974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61" calcext:value-type="float">
            <text:p>67861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9809" calcext:value-type="float">
            <text:p>109809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891" calcext:value-type="float">
            <text:p>34891</text:p>
          </table:table-cell>
          <table:table-cell office:value-type="float" office:value="38" calcext:value-type="float">
            <text:p>3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47" calcext:value-type="float">
            <text:p>68647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4359" calcext:value-type="float">
            <text:p>154359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675" calcext:value-type="float">
            <text:p>53675</text:p>
          </table:table-cell>
          <table:table-cell office:value-type="float" office:value="39" calcext:value-type="float">
            <text:p>3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58" calcext:value-type="float">
            <text:p>48258</text:p>
          </table:table-cell>
          <table:table-cell office:value-type="float" office:value="50.5" calcext:value-type="float">
            <text:p>50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2079" calcext:value-type="float">
            <text:p>112079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90" calcext:value-type="float">
            <text:p>47590</text:p>
          </table:table-cell>
          <table:table-cell office:value-type="float" office:value="42" calcext:value-type="float">
            <text:p>4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19" calcext:value-type="float">
            <text:p>62619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6465" calcext:value-type="float">
            <text:p>86465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982" calcext:value-type="float">
            <text:p>55982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183" calcext:value-type="float">
            <text:p>91183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3797" calcext:value-type="float">
            <text:p>113797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970" calcext:value-type="float">
            <text:p>42970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78" calcext:value-type="float">
            <text:p>74878</text:p>
          </table:table-cell>
          <table:table-cell office:value-type="float" office:value="56" calcext:value-type="float">
            <text:p>5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8190" calcext:value-type="float">
            <text:p>108190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91" calcext:value-type="float">
            <text:p>34991</text:p>
          </table:table-cell>
          <table:table-cell office:value-type="float" office:value="45.5" calcext:value-type="float">
            <text:p>45,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33" calcext:value-type="float">
            <text:p>68033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7176" calcext:value-type="float">
            <text:p>127176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163" calcext:value-type="float">
            <text:p>23163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226" calcext:value-type="float">
            <text:p>95226</text:p>
          </table:table-cell>
          <table:table-cell office:value-type="float" office:value="50" calcext:value-type="float">
            <text:p>5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8067" calcext:value-type="float">
            <text:p>108067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246" calcext:value-type="float">
            <text:p>42246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255" calcext:value-type="float">
            <text:p>89255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1507" calcext:value-type="float">
            <text:p>151507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09" calcext:value-type="float">
            <text:p>46409</text:p>
          </table:table-cell>
          <table:table-cell office:value-type="float" office:value="36" calcext:value-type="float">
            <text:p>3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22" calcext:value-type="float">
            <text:p>47422</text:p>
          </table:table-cell>
          <table:table-cell office:value-type="float" office:value="51.5" calcext:value-type="float">
            <text:p>51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2751" calcext:value-type="float">
            <text:p>102751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242" calcext:value-type="float">
            <text:p>74242</text:p>
          </table:table-cell>
          <table:table-cell office:value-type="float" office:value="39" calcext:value-type="float">
            <text:p>3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61" calcext:value-type="float">
            <text:p>67761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3882" calcext:value-type="float">
            <text:p>103882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689" calcext:value-type="float">
            <text:p>34689</text:p>
          </table:table-cell>
          <table:table-cell office:value-type="float" office:value="39" calcext:value-type="float">
            <text:p>3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23" calcext:value-type="float">
            <text:p>70323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5871" calcext:value-type="float">
            <text:p>115871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264" calcext:value-type="float">
            <text:p>27264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76" calcext:value-type="float">
            <text:p>57576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7692" calcext:value-type="float">
            <text:p>137692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479" calcext:value-type="float">
            <text:p>32479</text:p>
          </table:table-cell>
          <table:table-cell office:value-type="float" office:value="40.6" calcext:value-type="float">
            <text:p>40,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60" calcext:value-type="float">
            <text:p>43160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3791" calcext:value-type="float">
            <text:p>133791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606" calcext:value-type="float">
            <text:p>86606</text:p>
          </table:table-cell>
          <table:table-cell office:value-type="float" office:value="33" calcext:value-type="float">
            <text:p>3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74" calcext:value-type="float">
            <text:p>64074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4144" calcext:value-type="float">
            <text:p>104144</text:p>
          </table:table-cell>
          <table:table-cell office:value-type="float" office:value="84.2" calcext:value-type="float">
            <text:p>84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728" calcext:value-type="float">
            <text:p>36728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970" calcext:value-type="float">
            <text:p>31970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69937" calcext:value-type="float">
            <text:p>69937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212" calcext:value-type="float">
            <text:p>84212</text:p>
          </table:table-cell>
          <table:table-cell office:value-type="float" office:value="38" calcext:value-type="float">
            <text:p>3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04" calcext:value-type="float">
            <text:p>38404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1662" calcext:value-type="float">
            <text:p>111662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366" calcext:value-type="float">
            <text:p>83366</text:p>
          </table:table-cell>
          <table:table-cell office:value-type="float" office:value="39" calcext:value-type="float">
            <text:p>3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46579.14" calcext:value-type="float">
            <text:p>246579,14</text:p>
          </table:table-cell>
          <table:table-cell table:formula="of:=AVERAGE([.C351:.C450])" office:value-type="float" office:value="49.53" calcext:value-type="float">
            <text:p>49,53</text:p>
          </table:table-cell>
          <table:table-cell table:formula="of:=AVERAGE([.D351:.D450])" office:value-type="float" office:value="6.63299999999999" calcext:value-type="float">
            <text:p>6,63299999999999</text:p>
          </table:table-cell>
          <table:table-cell table:number-columns-repeated="2"/>
          <table:table-cell table:formula="of:=AVERAGE([.G351:.G450])" office:value-type="float" office:value="179992.54" calcext:value-type="float">
            <text:p>179992,54</text:p>
          </table:table-cell>
          <table:table-cell table:formula="of:=AVERAGE([.H351:.H450])" office:value-type="float" office:value="92.193" calcext:value-type="float">
            <text:p>92,193</text:p>
          </table:table-cell>
          <table:table-cell table:formula="of:=AVERAGE([.I351:.I450])" office:value-type="float" office:value="1.7" calcext:value-type="float">
            <text:p>1,7</text:p>
          </table:table-cell>
          <table:table-cell table:number-columns-repeated="2"/>
          <table:table-cell table:formula="of:=AVERAGE([.L351:.L450])" office:value-type="float" office:value="220943.75" calcext:value-type="float">
            <text:p>220943,75</text:p>
          </table:table-cell>
          <table:table-cell table:formula="of:=AVERAGE([.M351:.M450])" office:value-type="float" office:value="43.574" calcext:value-type="float">
            <text:p>43,574</text:p>
          </table:table-cell>
          <table:table-cell table:formula="of:=AVERAGE([.N351:.N450])" office:value-type="float" office:value="5.14799999999999" calcext:value-type="float">
            <text:p>5,147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480799.57456776" calcext:value-type="float">
            <text:p>1480799,57456776</text:p>
          </table:table-cell>
          <table:table-cell table:formula="of:=STDEVP([.C351:.C450])" office:value-type="float" office:value="10.313462076335" calcext:value-type="float">
            <text:p>10,313462076335</text:p>
          </table:table-cell>
          <table:table-cell table:formula="of:=STDEVP([.D351:.D450])" office:value-type="float" office:value="0.910280725930194" calcext:value-type="float">
            <text:p>0,910280725930194</text:p>
          </table:table-cell>
          <table:table-cell table:number-columns-repeated="2"/>
          <table:table-cell table:formula="of:=STDEVP([.G351:.G450])" office:value-type="float" office:value="477669.676854737" calcext:value-type="float">
            <text:p>477669,676854737</text:p>
          </table:table-cell>
          <table:table-cell table:formula="of:=STDEVP([.H351:.H450])" office:value-type="float" office:value="6.81652778179624" calcext:value-type="float">
            <text:p>6,81652778179624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1650096.74739083" calcext:value-type="float">
            <text:p>1650096,74739083</text:p>
          </table:table-cell>
          <table:table-cell table:formula="of:=STDEVP([.M351:.M450])" office:value-type="float" office:value="7.82711466633778" calcext:value-type="float">
            <text:p>7,82711466633778</text:p>
          </table:table-cell>
          <table:table-cell table:formula="of:=STDEVP([.N351:.N450])" office:value-type="float" office:value="0.252776581193749" calcext:value-type="float">
            <text:p>0,2527765811937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68593.5" calcext:value-type="float">
            <text:p>68593,5</text:p>
          </table:table-cell>
          <table:table-cell table:formula="of:=MEDIAN([.C351:.C450])" office:value-type="float" office:value="48" calcext:value-type="float">
            <text:p>48</text:p>
          </table:table-cell>
          <table:table-cell table:formula="of:=MEDIAN([.D351:.D450])" office:value-type="float" office:value="6.8" calcext:value-type="float">
            <text:p>6,8</text:p>
          </table:table-cell>
          <table:table-cell table:number-columns-repeated="2"/>
          <table:table-cell table:formula="of:=MEDIAN([.G351:.G450])" office:value-type="float" office:value="132678" calcext:value-type="float">
            <text:p>132678</text:p>
          </table:table-cell>
          <table:table-cell table:formula="of:=MEDIAN([.H351:.H450])" office:value-type="float" office:value="93.2" calcext:value-type="float">
            <text:p>93,2</text:p>
          </table:table-cell>
          <table:table-cell table:formula="of:=MEDIAN([.I351:.I450])" office:value-type="float" office:value="1.7" calcext:value-type="float">
            <text:p>1,7</text:p>
          </table:table-cell>
          <table:table-cell table:number-columns-repeated="2"/>
          <table:table-cell table:formula="of:=MEDIAN([.L351:.L450])" office:value-type="float" office:value="55449.5" calcext:value-type="float">
            <text:p>55449,5</text:p>
          </table:table-cell>
          <table:table-cell table:formula="of:=MEDIAN([.M351:.M450])" office:value-type="float" office:value="43" calcext:value-type="float">
            <text:p>43</text:p>
          </table:table-cell>
          <table:table-cell table:formula="of:=MEDIAN([.N351:.N450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372699.48" calcext:value-type="float">
            <text:p>372699,48</text:p>
          </table:table-cell>
          <table:table-cell table:formula="of:=AVERAGE([.C351:.C400])" office:value-type="float" office:value="51.096" calcext:value-type="float">
            <text:p>51,096</text:p>
          </table:table-cell>
          <table:table-cell table:formula="of:=AVERAGE([.D351:.D400])" office:value-type="float" office:value="6.384" calcext:value-type="float">
            <text:p>6,384</text:p>
          </table:table-cell>
          <table:table-cell table:number-columns-repeated="2"/>
          <table:table-cell table:formula="of:=AVERAGE([.G351:.G400])" office:value-type="float" office:value="242929.72" calcext:value-type="float">
            <text:p>242929,72</text:p>
          </table:table-cell>
          <table:table-cell table:formula="of:=AVERAGE([.H351:.H400])" office:value-type="float" office:value="91.772" calcext:value-type="float">
            <text:p>91,772</text:p>
          </table:table-cell>
          <table:table-cell table:formula="of:=AVERAGE([.I351:.I400])" office:value-type="float" office:value="1.7" calcext:value-type="float">
            <text:p>1,7</text:p>
          </table:table-cell>
          <table:table-cell table:number-columns-repeated="2"/>
          <table:table-cell table:formula="of:=AVERAGE([.L351:.L400])" office:value-type="float" office:value="387251.96" calcext:value-type="float">
            <text:p>387251,96</text:p>
          </table:table-cell>
          <table:table-cell table:formula="of:=AVERAGE([.M351:.M400])" office:value-type="float" office:value="44.72" calcext:value-type="float">
            <text:p>44,72</text:p>
          </table:table-cell>
          <table:table-cell table:formula="of:=AVERAGE([.N351:.N400])" office:value-type="float" office:value="5.096" calcext:value-type="float">
            <text:p>5,0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120458.8" calcext:value-type="float">
            <text:p>120458,8</text:p>
          </table:table-cell>
          <table:table-cell table:formula="of:=AVERAGE([.C401:.C450])" office:value-type="float" office:value="47.964" calcext:value-type="float">
            <text:p>47,964</text:p>
          </table:table-cell>
          <table:table-cell table:formula="of:=AVERAGE([.D401:.D450])" office:value-type="float" office:value="6.882" calcext:value-type="float">
            <text:p>6,882</text:p>
          </table:table-cell>
          <table:table-cell table:number-columns-repeated="2"/>
          <table:table-cell table:formula="of:=AVERAGE([.G401:.G450])" office:value-type="float" office:value="117055.36" calcext:value-type="float">
            <text:p>117055,36</text:p>
          </table:table-cell>
          <table:table-cell table:formula="of:=AVERAGE([.H401:.H450])" office:value-type="float" office:value="92.614" calcext:value-type="float">
            <text:p>92,614</text:p>
          </table:table-cell>
          <table:table-cell table:formula="of:=AVERAGE([.I401:.I450])" office:value-type="float" office:value="1.7" calcext:value-type="float">
            <text:p>1,7</text:p>
          </table:table-cell>
          <table:table-cell table:number-columns-repeated="2"/>
          <table:table-cell table:formula="of:=AVERAGE([.L401:.L450])" office:value-type="float" office:value="54635.54" calcext:value-type="float">
            <text:p>54635,54</text:p>
          </table:table-cell>
          <table:table-cell table:formula="of:=AVERAGE([.M401:.M450])" office:value-type="float" office:value="42.428" calcext:value-type="float">
            <text:p>42,428</text:p>
          </table:table-cell>
          <table:table-cell table:formula="of:=AVERAGE([.N401:.N450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319874.980127487" calcext:value-type="float">
            <text:p>319874,980127487</text:p>
          </table:table-cell>
          <table:table-cell table:formula="of:=STDEVP([.C401:.C450])" office:value-type="float" office:value="3.53682117161725" calcext:value-type="float">
            <text:p>3,53682117161725</text:p>
          </table:table-cell>
          <table:table-cell table:formula="of:=STDEVP([.D401:.D450])" office:value-type="float" office:value="0.0384187454245973" calcext:value-type="float">
            <text:p>0,038418745424597</text:p>
          </table:table-cell>
          <table:table-cell table:number-columns-repeated="2"/>
          <table:table-cell table:formula="of:=STDEVP([.G401:.G450])" office:value-type="float" office:value="18682.0565000323" calcext:value-type="float">
            <text:p>18682,0565000323</text:p>
          </table:table-cell>
          <table:table-cell table:formula="of:=STDEVP([.H401:.H450])" office:value-type="float" office:value="5.38639062824077" calcext:value-type="float">
            <text:p>5,38639062824077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9007.7853809538" calcext:value-type="float">
            <text:p>19007,7853809538</text:p>
          </table:table-cell>
          <table:table-cell table:formula="of:=STDEVP([.M401:.M450])" office:value-type="float" office:value="3.06065613880423" calcext:value-type="float">
            <text:p>3,06065613880423</text:p>
          </table:table-cell>
          <table:table-cell table:formula="of:=STDEVP([.N401:.N45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69528" calcext:value-type="float">
            <text:p>69528</text:p>
          </table:table-cell>
          <table:table-cell table:formula="of:=MEDIAN([.C351:.C400])" office:value-type="float" office:value="47" calcext:value-type="float">
            <text:p>47</text:p>
          </table:table-cell>
          <table:table-cell table:formula="of:=MEDIAN([.D351:.D400])" office:value-type="float" office:value="6.8" calcext:value-type="float">
            <text:p>6,8</text:p>
          </table:table-cell>
          <table:table-cell table:number-columns-repeated="2"/>
          <table:table-cell table:formula="of:=MEDIAN([.G351:.G400])" office:value-type="float" office:value="142750" calcext:value-type="float">
            <text:p>142750</text:p>
          </table:table-cell>
          <table:table-cell table:formula="of:=MEDIAN([.H351:.H400])" office:value-type="float" office:value="93.65" calcext:value-type="float">
            <text:p>93,65</text:p>
          </table:table-cell>
          <table:table-cell table:formula="of:=MEDIAN([.I351:.I400])" office:value-type="float" office:value="1.7" calcext:value-type="float">
            <text:p>1,7</text:p>
          </table:table-cell>
          <table:table-cell table:number-columns-repeated="2"/>
          <table:table-cell table:formula="of:=MEDIAN([.L351:.L400])" office:value-type="float" office:value="56909" calcext:value-type="float">
            <text:p>56909</text:p>
          </table:table-cell>
          <table:table-cell table:formula="of:=MEDIAN([.M351:.M400])" office:value-type="float" office:value="43" calcext:value-type="float">
            <text:p>43</text:p>
          </table:table-cell>
          <table:table-cell table:formula="of:=MEDIAN([.N351:.N400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67811" calcext:value-type="float">
            <text:p>67811</text:p>
          </table:table-cell>
          <table:table-cell table:formula="of:=MEDIAN([.C401:.C450])" office:value-type="float" office:value="49" calcext:value-type="float">
            <text:p>49</text:p>
          </table:table-cell>
          <table:table-cell table:formula="of:=MEDIAN([.D401:.D450])" office:value-type="float" office:value="6.9" calcext:value-type="float">
            <text:p>6,9</text:p>
          </table:table-cell>
          <table:table-cell table:number-columns-repeated="2"/>
          <table:table-cell table:formula="of:=MEDIAN([.G401:.G450])" office:value-type="float" office:value="113270.5" calcext:value-type="float">
            <text:p>113270,5</text:p>
          </table:table-cell>
          <table:table-cell table:formula="of:=MEDIAN([.H401:.H450])" office:value-type="float" office:value="93" calcext:value-type="float">
            <text:p>93</text:p>
          </table:table-cell>
          <table:table-cell table:formula="of:=MEDIAN([.I401:.I450])" office:value-type="float" office:value="1.7" calcext:value-type="float">
            <text:p>1,7</text:p>
          </table:table-cell>
          <table:table-cell table:number-columns-repeated="2"/>
          <table:table-cell table:formula="of:=MEDIAN([.L401:.L450])" office:value-type="float" office:value="55449.5" calcext:value-type="float">
            <text:p>55449,5</text:p>
          </table:table-cell>
          <table:table-cell table:formula="of:=MEDIAN([.M401:.M450])" office:value-type="float" office:value="43" calcext:value-type="float">
            <text:p>43</text:p>
          </table:table-cell>
          <table:table-cell table:formula="of:=MEDIAN([.N401:.N450])" office:value-type="float" office:value="5.2" calcext:value-type="float">
            <text:p>5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2390435" calcext:value-type="float">
            <text:p>1239043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197892" calcext:value-type="float">
            <text:p>19789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45349758" calcext:value-type="float">
            <text:p>45349758</text:p>
          </table:table-cell>
          <table:table-cell office:value-type="float" office:value="146.7" calcext:value-type="float">
            <text:p>14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07" calcext:value-type="float">
            <text:p>72507</text:p>
          </table:table-cell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6698" calcext:value-type="float">
            <text:p>15669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1120" calcext:value-type="float">
            <text:p>271120</text:p>
          </table:table-cell>
          <table:table-cell office:value-type="float" office:value="101" calcext:value-type="float">
            <text:p>10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801" calcext:value-type="float">
            <text:p>51801</text:p>
          </table:table-cell>
          <table:table-cell office:value-type="float" office:value="79" calcext:value-type="float">
            <text:p>7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60467" calcext:value-type="float">
            <text:p>16046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629" calcext:value-type="float">
            <text:p>394629</text:p>
          </table:table-cell>
          <table:table-cell office:value-type="float" office:value="68" calcext:value-type="float">
            <text:p>6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57" calcext:value-type="float">
            <text:p>61057</text:p>
          </table:table-cell>
          <table:table-cell office:value-type="float" office:value="82" calcext:value-type="float">
            <text:p>8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0528" calcext:value-type="float">
            <text:p>1405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9258" calcext:value-type="float">
            <text:p>269258</text:p>
          </table:table-cell>
          <table:table-cell office:value-type="float" office:value="98" calcext:value-type="float">
            <text:p>9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36" calcext:value-type="float">
            <text:p>64736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86460" calcext:value-type="float">
            <text:p>18646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100" calcext:value-type="float">
            <text:p>105100</text:p>
          </table:table-cell>
          <table:table-cell office:value-type="float" office:value="64.4" calcext:value-type="float">
            <text:p>64,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57" calcext:value-type="float">
            <text:p>52757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78724" calcext:value-type="float">
            <text:p>17872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794" calcext:value-type="float">
            <text:p>7679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62" calcext:value-type="float">
            <text:p>81662</text:p>
          </table:table-cell>
          <table:table-cell office:value-type="float" office:value="86" calcext:value-type="float">
            <text:p>8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8225" calcext:value-type="float">
            <text:p>11822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370" calcext:value-type="float">
            <text:p>6737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13" calcext:value-type="float">
            <text:p>44613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204342" calcext:value-type="float">
            <text:p>20434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720" calcext:value-type="float">
            <text:p>7672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25" calcext:value-type="float">
            <text:p>34925</text:p>
          </table:table-cell>
          <table:table-cell office:value-type="float" office:value="74.3" calcext:value-type="float">
            <text:p>74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201343" calcext:value-type="float">
            <text:p>20134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085" calcext:value-type="float">
            <text:p>9208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89" calcext:value-type="float">
            <text:p>45789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7032" calcext:value-type="float">
            <text:p>15703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679" calcext:value-type="float">
            <text:p>89679</text:p>
          </table:table-cell>
          <table:table-cell office:value-type="float" office:value="75" calcext:value-type="float">
            <text:p>7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15" calcext:value-type="float">
            <text:p>37615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3569" calcext:value-type="float">
            <text:p>8356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324" calcext:value-type="float">
            <text:p>75324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77" calcext:value-type="float">
            <text:p>42577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7616" calcext:value-type="float">
            <text:p>13761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138" calcext:value-type="float">
            <text:p>60138</text:p>
          </table:table-cell>
          <table:table-cell office:value-type="float" office:value="67.3" calcext:value-type="float">
            <text:p>67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75" calcext:value-type="float">
            <text:p>43475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2205" calcext:value-type="float">
            <text:p>15220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803" calcext:value-type="float">
            <text:p>72803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71" calcext:value-type="float">
            <text:p>37371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6566" calcext:value-type="float">
            <text:p>9656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360" calcext:value-type="float">
            <text:p>74360</text:p>
          </table:table-cell>
          <table:table-cell office:value-type="float" office:value="73" calcext:value-type="float">
            <text:p>7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71" calcext:value-type="float">
            <text:p>69271</text:p>
          </table:table-cell>
          <table:table-cell office:value-type="float" office:value="79" calcext:value-type="float">
            <text:p>7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82214" calcext:value-type="float">
            <text:p>18221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6081" calcext:value-type="float">
            <text:p>126081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200" calcext:value-type="float">
            <text:p>45200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68561" calcext:value-type="float">
            <text:p>16856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280" calcext:value-type="float">
            <text:p>59280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01" calcext:value-type="float">
            <text:p>84201</text:p>
          </table:table-cell>
          <table:table-cell office:value-type="float" office:value="69.3" calcext:value-type="float">
            <text:p>69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0951" calcext:value-type="float">
            <text:p>12095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954" calcext:value-type="float">
            <text:p>59954</text:p>
          </table:table-cell>
          <table:table-cell office:value-type="float" office:value="72" calcext:value-type="float">
            <text:p>7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13" calcext:value-type="float">
            <text:p>61913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7681" calcext:value-type="float">
            <text:p>6768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106" calcext:value-type="float">
            <text:p>72106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100" calcext:value-type="float">
            <text:p>43100</text:p>
          </table:table-cell>
          <table:table-cell office:value-type="float" office:value="85" calcext:value-type="float">
            <text:p>8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8434" calcext:value-type="float">
            <text:p>13843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846" calcext:value-type="float">
            <text:p>61846</text:p>
          </table:table-cell>
          <table:table-cell office:value-type="float" office:value="68.3" calcext:value-type="float">
            <text:p>68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28" calcext:value-type="float">
            <text:p>41028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9697" calcext:value-type="float">
            <text:p>13969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310" calcext:value-type="float">
            <text:p>49310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24" calcext:value-type="float">
            <text:p>60024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85264" calcext:value-type="float">
            <text:p>18526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088" calcext:value-type="float">
            <text:p>29088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57" calcext:value-type="float">
            <text:p>67457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882" calcext:value-type="float">
            <text:p>7288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782" calcext:value-type="float">
            <text:p>36782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59" calcext:value-type="float">
            <text:p>39559</text:p>
          </table:table-cell>
          <table:table-cell office:value-type="float" office:value="82" calcext:value-type="float">
            <text:p>8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7099" calcext:value-type="float">
            <text:p>12709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412" calcext:value-type="float">
            <text:p>60412</text:p>
          </table:table-cell>
          <table:table-cell office:value-type="float" office:value="79" calcext:value-type="float">
            <text:p>7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94" calcext:value-type="float">
            <text:p>57394</text:p>
          </table:table-cell>
          <table:table-cell office:value-type="float" office:value="72.3" calcext:value-type="float">
            <text:p>72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0335" calcext:value-type="float">
            <text:p>90335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635" calcext:value-type="float">
            <text:p>66635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97" calcext:value-type="float">
            <text:p>38197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550" calcext:value-type="float">
            <text:p>715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23" calcext:value-type="float">
            <text:p>61423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581" calcext:value-type="float">
            <text:p>60581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9910" calcext:value-type="float">
            <text:p>12991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88" calcext:value-type="float">
            <text:p>64788</text:p>
          </table:table-cell>
          <table:table-cell office:value-type="float" office:value="65.3" calcext:value-type="float">
            <text:p>65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52" calcext:value-type="float">
            <text:p>34852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5803" calcext:value-type="float">
            <text:p>13580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04" calcext:value-type="float">
            <text:p>37004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625" calcext:value-type="float">
            <text:p>89625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3310" calcext:value-type="float">
            <text:p>15331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96" calcext:value-type="float">
            <text:p>60096</text:p>
          </table:table-cell>
          <table:table-cell office:value-type="float" office:value="61" calcext:value-type="float">
            <text:p>6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005" calcext:value-type="float">
            <text:p>54005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5036" calcext:value-type="float">
            <text:p>85036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365" calcext:value-type="float">
            <text:p>39365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35" calcext:value-type="float">
            <text:p>36435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130" calcext:value-type="float">
            <text:p>7313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18" calcext:value-type="float">
            <text:p>59018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95" calcext:value-type="float">
            <text:p>36295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168" calcext:value-type="float">
            <text:p>7216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687" calcext:value-type="float">
            <text:p>52687</text:p>
          </table:table-cell>
          <table:table-cell office:value-type="float" office:value="73" calcext:value-type="float">
            <text:p>7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07" calcext:value-type="float">
            <text:p>44607</text:p>
          </table:table-cell>
          <table:table-cell office:value-type="float" office:value="69.3" calcext:value-type="float">
            <text:p>69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0683" calcext:value-type="float">
            <text:p>14068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350" calcext:value-type="float">
            <text:p>39350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85" calcext:value-type="float">
            <text:p>65885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09008" calcext:value-type="float">
            <text:p>10900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502" calcext:value-type="float">
            <text:p>53502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13" calcext:value-type="float">
            <text:p>58513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6653" calcext:value-type="float">
            <text:p>6665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70" calcext:value-type="float">
            <text:p>65270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559" calcext:value-type="float">
            <text:p>33559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553" calcext:value-type="float">
            <text:p>7155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281" calcext:value-type="float">
            <text:p>59281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609" calcext:value-type="float">
            <text:p>39609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749" calcext:value-type="float">
            <text:p>7174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95" calcext:value-type="float">
            <text:p>59895</text:p>
          </table:table-cell>
          <table:table-cell office:value-type="float" office:value="66.3" calcext:value-type="float">
            <text:p>66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83" calcext:value-type="float">
            <text:p>36383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8643" calcext:value-type="float">
            <text:p>9864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39" calcext:value-type="float">
            <text:p>61139</text:p>
          </table:table-cell>
          <table:table-cell office:value-type="float" office:value="63" calcext:value-type="float">
            <text:p>6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57" calcext:value-type="float">
            <text:p>69257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2703" calcext:value-type="float">
            <text:p>8270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15" calcext:value-type="float">
            <text:p>39415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28" calcext:value-type="float">
            <text:p>33128</text:p>
          </table:table-cell>
          <table:table-cell office:value-type="float" office:value="69.3" calcext:value-type="float">
            <text:p>69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09104" calcext:value-type="float">
            <text:p>10910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668" calcext:value-type="float">
            <text:p>60668</text:p>
          </table:table-cell>
          <table:table-cell office:value-type="float" office:value="63" calcext:value-type="float">
            <text:p>6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40" calcext:value-type="float">
            <text:p>45540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8456" calcext:value-type="float">
            <text:p>6845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813" calcext:value-type="float">
            <text:p>53813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819" calcext:value-type="float">
            <text:p>54819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1602" calcext:value-type="float">
            <text:p>11160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105" calcext:value-type="float">
            <text:p>64105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58" calcext:value-type="float">
            <text:p>37858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8474" calcext:value-type="float">
            <text:p>7847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13" calcext:value-type="float">
            <text:p>65113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51" calcext:value-type="float">
            <text:p>68051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6198" calcext:value-type="float">
            <text:p>11619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313" calcext:value-type="float">
            <text:p>58313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874" calcext:value-type="float">
            <text:p>43874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7168" calcext:value-type="float">
            <text:p>8716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675" calcext:value-type="float">
            <text:p>68675</text:p>
          </table:table-cell>
          <table:table-cell office:value-type="float" office:value="65.3" calcext:value-type="float">
            <text:p>65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18" calcext:value-type="float">
            <text:p>32418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8539" calcext:value-type="float">
            <text:p>11853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09" calcext:value-type="float">
            <text:p>61909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32" calcext:value-type="float">
            <text:p>47532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2804" calcext:value-type="float">
            <text:p>5280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663" calcext:value-type="float">
            <text:p>57663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54" calcext:value-type="float">
            <text:p>69454</text:p>
          </table:table-cell>
          <table:table-cell office:value-type="float" office:value="66.3" calcext:value-type="float">
            <text:p>66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605" calcext:value-type="float">
            <text:p>7160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750" calcext:value-type="float">
            <text:p>47750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42" calcext:value-type="float">
            <text:p>62342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8929" calcext:value-type="float">
            <text:p>6892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620" calcext:value-type="float">
            <text:p>66620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73" calcext:value-type="float">
            <text:p>51473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3007" calcext:value-type="float">
            <text:p>11300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547" calcext:value-type="float">
            <text:p>35547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79" calcext:value-type="float">
            <text:p>78579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5227" calcext:value-type="float">
            <text:p>9522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406" calcext:value-type="float">
            <text:p>33406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58" calcext:value-type="float">
            <text:p>49658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02770" calcext:value-type="float">
            <text:p>10277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599" calcext:value-type="float">
            <text:p>53599</text:p>
          </table:table-cell>
          <table:table-cell office:value-type="float" office:value="65.3" calcext:value-type="float">
            <text:p>65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31" calcext:value-type="float">
            <text:p>50731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897" calcext:value-type="float">
            <text:p>7089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747" calcext:value-type="float">
            <text:p>18747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25" calcext:value-type="float">
            <text:p>42025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028" calcext:value-type="float">
            <text:p>730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06" calcext:value-type="float">
            <text:p>60206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24" calcext:value-type="float">
            <text:p>40824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9825" calcext:value-type="float">
            <text:p>11982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54" calcext:value-type="float">
            <text:p>57554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681" calcext:value-type="float">
            <text:p>56681</text:p>
          </table:table-cell>
          <table:table-cell office:value-type="float" office:value="66.3" calcext:value-type="float">
            <text:p>66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4428" calcext:value-type="float">
            <text:p>1544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076" calcext:value-type="float">
            <text:p>54076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202" calcext:value-type="float">
            <text:p>38202</text:p>
          </table:table-cell>
          <table:table-cell office:value-type="float" office:value="75" calcext:value-type="float">
            <text:p>7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264" calcext:value-type="float">
            <text:p>7026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81" calcext:value-type="float">
            <text:p>61481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20" calcext:value-type="float">
            <text:p>81220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1694" calcext:value-type="float">
            <text:p>11169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165" calcext:value-type="float">
            <text:p>52165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02" calcext:value-type="float">
            <text:p>41002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2820" calcext:value-type="float">
            <text:p>9282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154" calcext:value-type="float">
            <text:p>38154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71" calcext:value-type="float">
            <text:p>35071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848" calcext:value-type="float">
            <text:p>7084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899" calcext:value-type="float">
            <text:p>49899</text:p>
          </table:table-cell>
          <table:table-cell office:value-type="float" office:value="67.3" calcext:value-type="float">
            <text:p>67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05" calcext:value-type="float">
            <text:p>36005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4222" calcext:value-type="float">
            <text:p>134222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317" calcext:value-type="float">
            <text:p>39317</text:p>
          </table:table-cell>
          <table:table-cell office:value-type="float" office:value="64" calcext:value-type="float">
            <text:p>6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94" calcext:value-type="float">
            <text:p>45594</text:p>
          </table:table-cell>
          <table:table-cell office:value-type="float" office:value="59" calcext:value-type="float">
            <text:p>5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71412" calcext:value-type="float">
            <text:p>17141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510" calcext:value-type="float">
            <text:p>39510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42" calcext:value-type="float">
            <text:p>74042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8289" calcext:value-type="float">
            <text:p>13828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04" calcext:value-type="float">
            <text:p>44804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93" calcext:value-type="float">
            <text:p>67693</text:p>
          </table:table-cell>
          <table:table-cell office:value-type="float" office:value="67.3" calcext:value-type="float">
            <text:p>67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0252" calcext:value-type="float">
            <text:p>14025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517" calcext:value-type="float">
            <text:p>46517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73" calcext:value-type="float">
            <text:p>68673</text:p>
          </table:table-cell>
          <table:table-cell office:value-type="float" office:value="63" calcext:value-type="float">
            <text:p>6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6149" calcext:value-type="float">
            <text:p>12614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142" calcext:value-type="float">
            <text:p>32142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31" calcext:value-type="float">
            <text:p>70031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3309" calcext:value-type="float">
            <text:p>8330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097" calcext:value-type="float">
            <text:p>97097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02" calcext:value-type="float">
            <text:p>77002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8669" calcext:value-type="float">
            <text:p>14866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393" calcext:value-type="float">
            <text:p>58393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49" calcext:value-type="float">
            <text:p>71149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201949" calcext:value-type="float">
            <text:p>20194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018" calcext:value-type="float">
            <text:p>95018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01" calcext:value-type="float">
            <text:p>66701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201064" calcext:value-type="float">
            <text:p>20106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909" calcext:value-type="float">
            <text:p>91909</text:p>
          </table:table-cell>
          <table:table-cell office:value-type="float" office:value="66.3" calcext:value-type="float">
            <text:p>66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456" calcext:value-type="float">
            <text:p>117456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0168" calcext:value-type="float">
            <text:p>14016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7841" calcext:value-type="float">
            <text:p>177841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29" calcext:value-type="float">
            <text:p>71129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2243" calcext:value-type="float">
            <text:p>9224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255" calcext:value-type="float">
            <text:p>66255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674" calcext:value-type="float">
            <text:p>112674</text:p>
          </table:table-cell>
          <table:table-cell office:value-type="float" office:value="65.3" calcext:value-type="float">
            <text:p>65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7079" calcext:value-type="float">
            <text:p>12707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734" calcext:value-type="float">
            <text:p>70734</text:p>
          </table:table-cell>
          <table:table-cell office:value-type="float" office:value="64" calcext:value-type="float">
            <text:p>6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870" calcext:value-type="float">
            <text:p>55870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6404" calcext:value-type="float">
            <text:p>13640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750" calcext:value-type="float">
            <text:p>69750</text:p>
          </table:table-cell>
          <table:table-cell office:value-type="float" office:value="63" calcext:value-type="float">
            <text:p>6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08" calcext:value-type="float">
            <text:p>66308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4450" calcext:value-type="float">
            <text:p>1444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937" calcext:value-type="float">
            <text:p>68937</text:p>
          </table:table-cell>
          <table:table-cell office:value-type="float" office:value="64" calcext:value-type="float">
            <text:p>6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41" calcext:value-type="float">
            <text:p>63141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5594" calcext:value-type="float">
            <text:p>13559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964" calcext:value-type="float">
            <text:p>92964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96" calcext:value-type="float">
            <text:p>47996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04719" calcext:value-type="float">
            <text:p>10471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861" calcext:value-type="float">
            <text:p>110861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99" calcext:value-type="float">
            <text:p>71099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1924" calcext:value-type="float">
            <text:p>14192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83" calcext:value-type="float">
            <text:p>59083</text:p>
          </table:table-cell>
          <table:table-cell office:value-type="float" office:value="65.3" calcext:value-type="float">
            <text:p>65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17" calcext:value-type="float">
            <text:p>41017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5672" calcext:value-type="float">
            <text:p>12567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452" calcext:value-type="float">
            <text:p>63452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82" calcext:value-type="float">
            <text:p>38082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6315" calcext:value-type="float">
            <text:p>14631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722" calcext:value-type="float">
            <text:p>67722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57" calcext:value-type="float">
            <text:p>57357</text:p>
          </table:table-cell>
          <table:table-cell office:value-type="float" office:value="63.4" calcext:value-type="float">
            <text:p>63,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8317" calcext:value-type="float">
            <text:p>15831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656" calcext:value-type="float">
            <text:p>65656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832" calcext:value-type="float">
            <text:p>38832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1550" calcext:value-type="float">
            <text:p>1115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955" calcext:value-type="float">
            <text:p>60955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80" calcext:value-type="float">
            <text:p>39780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8346" calcext:value-type="float">
            <text:p>14834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544" calcext:value-type="float">
            <text:p>59544</text:p>
          </table:table-cell>
          <table:table-cell office:value-type="float" office:value="64" calcext:value-type="float">
            <text:p>6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11" calcext:value-type="float">
            <text:p>49611</text:p>
          </table:table-cell>
          <table:table-cell office:value-type="float" office:value="66" calcext:value-type="float">
            <text:p>6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05592" calcext:value-type="float">
            <text:p>10559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321" calcext:value-type="float">
            <text:p>35321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34" calcext:value-type="float">
            <text:p>28334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4440" calcext:value-type="float">
            <text:p>114440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916" calcext:value-type="float">
            <text:p>59916</text:p>
          </table:table-cell>
          <table:table-cell office:value-type="float" office:value="63" calcext:value-type="float">
            <text:p>6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720" calcext:value-type="float">
            <text:p>53720</text:p>
          </table:table-cell>
          <table:table-cell office:value-type="float" office:value="66" calcext:value-type="float">
            <text:p>6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1566" calcext:value-type="float">
            <text:p>12156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057" calcext:value-type="float">
            <text:p>31057</text:p>
          </table:table-cell>
          <table:table-cell office:value-type="float" office:value="63.4" calcext:value-type="float">
            <text:p>63,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59" calcext:value-type="float">
            <text:p>64459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1465" calcext:value-type="float">
            <text:p>9146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428" calcext:value-type="float">
            <text:p>64428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95" calcext:value-type="float">
            <text:p>80495</text:p>
          </table:table-cell>
          <table:table-cell office:value-type="float" office:value="65.3" calcext:value-type="float">
            <text:p>65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2225" calcext:value-type="float">
            <text:p>8222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701" calcext:value-type="float">
            <text:p>61701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88" calcext:value-type="float">
            <text:p>69788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5910" calcext:value-type="float">
            <text:p>9591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417" calcext:value-type="float">
            <text:p>41417</text:p>
          </table:table-cell>
          <table:table-cell office:value-type="float" office:value="64" calcext:value-type="float">
            <text:p>6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468" calcext:value-type="float">
            <text:p>137468</text:p>
          </table:table-cell>
          <table:table-cell office:value-type="float" office:value="61" calcext:value-type="float">
            <text:p>6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6783" calcext:value-type="float">
            <text:p>12678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460" calcext:value-type="float">
            <text:p>69460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80" calcext:value-type="float">
            <text:p>71080</text:p>
          </table:table-cell>
          <table:table-cell office:value-type="float" office:value="58" calcext:value-type="float">
            <text:p>5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52626" calcext:value-type="float">
            <text:p>15262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452" calcext:value-type="float">
            <text:p>62452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316" calcext:value-type="float">
            <text:p>46316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3974" calcext:value-type="float">
            <text:p>9397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421" calcext:value-type="float">
            <text:p>58421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86" calcext:value-type="float">
            <text:p>67986</text:p>
          </table:table-cell>
          <table:table-cell office:value-type="float" office:value="66" calcext:value-type="float">
            <text:p>6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3499" calcext:value-type="float">
            <text:p>12349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035" calcext:value-type="float">
            <text:p>45035</text:p>
          </table:table-cell>
          <table:table-cell office:value-type="float" office:value="68.3" calcext:value-type="float">
            <text:p>68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4568" calcext:value-type="float">
            <text:p>144568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3072" calcext:value-type="float">
            <text:p>9307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58" calcext:value-type="float">
            <text:p>59858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35" calcext:value-type="float">
            <text:p>82935</text:p>
          </table:table-cell>
          <table:table-cell office:value-type="float" office:value="65.3" calcext:value-type="float">
            <text:p>65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24442" calcext:value-type="float">
            <text:p>12444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441" calcext:value-type="float">
            <text:p>90441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82" calcext:value-type="float">
            <text:p>74682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5433" calcext:value-type="float">
            <text:p>13543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1222" calcext:value-type="float">
            <text:p>191222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97" calcext:value-type="float">
            <text:p>70997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6106" calcext:value-type="float">
            <text:p>13610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659" calcext:value-type="float">
            <text:p>64659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869" calcext:value-type="float">
            <text:p>60869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5321" calcext:value-type="float">
            <text:p>135321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973" calcext:value-type="float">
            <text:p>68973</text:p>
          </table:table-cell>
          <table:table-cell office:value-type="float" office:value="63" calcext:value-type="float">
            <text:p>6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93" calcext:value-type="float">
            <text:p>60993</text:p>
          </table:table-cell>
          <table:table-cell office:value-type="float" office:value="63" calcext:value-type="float">
            <text:p>6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3905" calcext:value-type="float">
            <text:p>8390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089" calcext:value-type="float">
            <text:p>62089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94" calcext:value-type="float">
            <text:p>44694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8482" calcext:value-type="float">
            <text:p>13848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525" calcext:value-type="float">
            <text:p>61525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86" calcext:value-type="float">
            <text:p>77886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1525" calcext:value-type="float">
            <text:p>11152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530" calcext:value-type="float">
            <text:p>39530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989" calcext:value-type="float">
            <text:p>108989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1086" calcext:value-type="float">
            <text:p>9108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146" calcext:value-type="float">
            <text:p>99146</text:p>
          </table:table-cell>
          <table:table-cell office:value-type="float" office:value="64.4" calcext:value-type="float">
            <text:p>64,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181822.53" calcext:value-type="float">
            <text:p>181822,53</text:p>
          </table:table-cell>
          <table:table-cell table:formula="of:=AVERAGE([.C466:.C565])" office:value-type="float" office:value="70.027" calcext:value-type="float">
            <text:p>70,027</text:p>
          </table:table-cell>
          <table:table-cell table:formula="of:=AVERAGE([.D466:.D565])" office:value-type="float" office:value="5.52200000000001" calcext:value-type="float">
            <text:p>5,52200000000001</text:p>
          </table:table-cell>
          <table:table-cell table:number-columns-repeated="2"/>
          <table:table-cell table:formula="of:=AVERAGE([.G466:.G565])" office:value-type="float" office:value="119999.19" calcext:value-type="float">
            <text:p>119999,19</text:p>
          </table:table-cell>
          <table:table-cell table:formula="of:=AVERAGE([.H466:.H565])" office:value-type="float" office:value="99.55" calcext:value-type="float">
            <text:p>99,55</text:p>
          </table:table-cell>
          <table:table-cell table:formula="of:=AVERAGE([.I466:.I565])" office:value-type="float" office:value="1.7" calcext:value-type="float">
            <text:p>1,7</text:p>
          </table:table-cell>
          <table:table-cell table:number-columns-repeated="2"/>
          <table:table-cell table:formula="of:=AVERAGE([.L466:.L565])" office:value-type="float" office:value="524134.4" calcext:value-type="float">
            <text:p>524134,4</text:p>
          </table:table-cell>
          <table:table-cell table:formula="of:=AVERAGE([.M466:.M565])" office:value-type="float" office:value="68.679" calcext:value-type="float">
            <text:p>68,679</text:p>
          </table:table-cell>
          <table:table-cell table:formula="of:=AVERAGE([.N466:.N565])" office:value-type="float" office:value="6.94000000000001" calcext:value-type="float">
            <text:p>6,940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1227196.47786156" calcext:value-type="float">
            <text:p>1227196,47786156</text:p>
          </table:table-cell>
          <table:table-cell table:formula="of:=STDEVP([.C466:.C565])" office:value-type="float" office:value="5.75732324956659" calcext:value-type="float">
            <text:p>5,75732324956659</text:p>
          </table:table-cell>
          <table:table-cell table:formula="of:=STDEVP([.D466:.D565])" office:value-type="float" office:value="0.467242977475317" calcext:value-type="float">
            <text:p>0,467242977475317</text:p>
          </table:table-cell>
          <table:table-cell table:number-columns-repeated="2"/>
          <table:table-cell table:formula="of:=STDEVP([.G466:.G565])" office:value-type="float" office:value="36590.3197506376" calcext:value-type="float">
            <text:p>36590,3197506376</text:p>
          </table:table-cell>
          <table:table-cell table:formula="of:=STDEVP([.H466:.H565])" office:value-type="float" office:value="0.638357266740185" calcext:value-type="float">
            <text:p>0,638357266740185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4505423.20549772" calcext:value-type="float">
            <text:p>4505423,20549772</text:p>
          </table:table-cell>
          <table:table-cell table:formula="of:=STDEVP([.M466:.M565])" office:value-type="float" office:value="9.66372904214517" calcext:value-type="float">
            <text:p>9,66372904214517</text:p>
          </table:table-cell>
          <table:table-cell table:formula="of:=STDEVP([.N466:.N565])" office:value-type="float" office:value="0.719166183854609" calcext:value-type="float">
            <text:p>0,7191661838546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56275.5" calcext:value-type="float">
            <text:p>56275,5</text:p>
          </table:table-cell>
          <table:table-cell table:formula="of:=MEDIAN([.C466:.C565])" office:value-type="float" office:value="69" calcext:value-type="float">
            <text:p>69</text:p>
          </table:table-cell>
          <table:table-cell table:formula="of:=MEDIAN([.D466:.D565])" office:value-type="float" office:value="5.6" calcext:value-type="float">
            <text:p>5,6</text:p>
          </table:table-cell>
          <table:table-cell table:number-columns-repeated="2"/>
          <table:table-cell table:formula="of:=MEDIAN([.G466:.G565])" office:value-type="float" office:value="120388" calcext:value-type="float">
            <text:p>120388</text:p>
          </table:table-cell>
          <table:table-cell table:formula="of:=MEDIAN([.H466:.H565])" office:value-type="float" office:value="100" calcext:value-type="float">
            <text:p>100</text:p>
          </table:table-cell>
          <table:table-cell table:formula="of:=MEDIAN([.I466:.I565])" office:value-type="float" office:value="1.7" calcext:value-type="float">
            <text:p>1,7</text:p>
          </table:table-cell>
          <table:table-cell table:number-columns-repeated="2"/>
          <table:table-cell table:formula="of:=MEDIAN([.L466:.L565])" office:value-type="float" office:value="61281" calcext:value-type="float">
            <text:p>61281</text:p>
          </table:table-cell>
          <table:table-cell table:formula="of:=MEDIAN([.M466:.M565])" office:value-type="float" office:value="67" calcext:value-type="float">
            <text:p>67</text:p>
          </table:table-cell>
          <table:table-cell table:formula="of:=MEDIAN([.N466:.N565])"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299066.76" calcext:value-type="float">
            <text:p>299066,76</text:p>
          </table:table-cell>
          <table:table-cell table:formula="of:=AVERAGE([.C466:.C515])" office:value-type="float" office:value="72.656" calcext:value-type="float">
            <text:p>72,656</text:p>
          </table:table-cell>
          <table:table-cell table:formula="of:=AVERAGE([.D466:.D515])" office:value-type="float" office:value="5.444" calcext:value-type="float">
            <text:p>5,444</text:p>
          </table:table-cell>
          <table:table-cell table:number-columns-repeated="2"/>
          <table:table-cell table:formula="of:=AVERAGE([.G466:.G515])" office:value-type="float" office:value="118355.94" calcext:value-type="float">
            <text:p>118355,94</text:p>
          </table:table-cell>
          <table:table-cell table:formula="of:=AVERAGE([.H466:.H515])" office:value-type="float" office:value="99.56" calcext:value-type="float">
            <text:p>99,56</text:p>
          </table:table-cell>
          <table:table-cell table:formula="of:=AVERAGE([.I466:.I515])" office:value-type="float" office:value="1.7" calcext:value-type="float">
            <text:p>1,7</text:p>
          </table:table-cell>
          <table:table-cell table:number-columns-repeated="2"/>
          <table:table-cell table:formula="of:=AVERAGE([.L466:.L515])" office:value-type="float" office:value="982448.94" calcext:value-type="float">
            <text:p>982448,94</text:p>
          </table:table-cell>
          <table:table-cell table:formula="of:=AVERAGE([.M466:.M515])" office:value-type="float" office:value="71.272" calcext:value-type="float">
            <text:p>71,272</text:p>
          </table:table-cell>
          <table:table-cell table:formula="of:=AVERAGE([.N466:.N515])" office:value-type="float" office:value="6.78" calcext:value-type="float">
            <text:p>6,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64578.3" calcext:value-type="float">
            <text:p>64578,3</text:p>
          </table:table-cell>
          <table:table-cell table:formula="of:=AVERAGE([.C516:.C565])" office:value-type="float" office:value="67.398" calcext:value-type="float">
            <text:p>67,398</text:p>
          </table:table-cell>
          <table:table-cell table:formula="of:=AVERAGE([.D516:.D565])" office:value-type="float" office:value="5.6" calcext:value-type="float">
            <text:p>5,6</text:p>
          </table:table-cell>
          <table:table-cell table:number-columns-repeated="2"/>
          <table:table-cell table:formula="of:=AVERAGE([.G516:.G565])" office:value-type="float" office:value="121642.44" calcext:value-type="float">
            <text:p>121642,44</text:p>
          </table:table-cell>
          <table:table-cell table:formula="of:=AVERAGE([.H516:.H565])" office:value-type="float" office:value="99.54" calcext:value-type="float">
            <text:p>99,54</text:p>
          </table:table-cell>
          <table:table-cell table:formula="of:=AVERAGE([.I516:.I565])" office:value-type="float" office:value="1.7" calcext:value-type="float">
            <text:p>1,7</text:p>
          </table:table-cell>
          <table:table-cell table:number-columns-repeated="2"/>
          <table:table-cell table:formula="of:=AVERAGE([.L516:.L565])" office:value-type="float" office:value="65819.86" calcext:value-type="float">
            <text:p>65819,86</text:p>
          </table:table-cell>
          <table:table-cell table:formula="of:=AVERAGE([.M516:.M565])" office:value-type="float" office:value="66.086" calcext:value-type="float">
            <text:p>66,086</text:p>
          </table:table-cell>
          <table:table-cell table:formula="of:=AVERAGE([.N516:.N565])"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24778.0316048309" calcext:value-type="float">
            <text:p>24778,0316048309</text:p>
          </table:table-cell>
          <table:table-cell table:formula="of:=STDEVP([.C516:.C565])" office:value-type="float" office:value="3.30239246607668" calcext:value-type="float">
            <text:p>3,30239246607668</text:p>
          </table:table-cell>
          <table:table-cell table:formula="of:=STDEVP([.D516:.D565])" office:value-type="float" office:value="0" calcext:value-type="float">
            <text:p>0</text:p>
          </table:table-cell>
          <table:table-cell table:number-columns-repeated="2"/>
          <table:table-cell table:formula="of:=STDEVP([.G516:.G565])" office:value-type="float" office:value="30251.0956781139" calcext:value-type="float">
            <text:p>30251,0956781139</text:p>
          </table:table-cell>
          <table:table-cell table:formula="of:=STDEVP([.H516:.H565])" office:value-type="float" office:value="0.698856208386246" calcext:value-type="float">
            <text:p>0,698856208386246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30571.3410415768" calcext:value-type="float">
            <text:p>30571,3410415768</text:p>
          </table:table-cell>
          <table:table-cell table:formula="of:=STDEVP([.M516:.M565])" office:value-type="float" office:value="1.84932528236652" calcext:value-type="float">
            <text:p>1,84932528236652</text:p>
          </table:table-cell>
          <table:table-cell table:formula="of:=STDEVP([.N516:.N56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49502.5" calcext:value-type="float">
            <text:p>49502,5</text:p>
          </table:table-cell>
          <table:table-cell table:formula="of:=MEDIAN([.C466:.C515])" office:value-type="float" office:value="71" calcext:value-type="float">
            <text:p>71</text:p>
          </table:table-cell>
          <table:table-cell table:formula="of:=MEDIAN([.D466:.D515])" office:value-type="float" office:value="5.6" calcext:value-type="float">
            <text:p>5,6</text:p>
          </table:table-cell>
          <table:table-cell table:number-columns-repeated="2"/>
          <table:table-cell table:formula="of:=MEDIAN([.G466:.G515])" office:value-type="float" office:value="114602.5" calcext:value-type="float">
            <text:p>114602,5</text:p>
          </table:table-cell>
          <table:table-cell table:formula="of:=MEDIAN([.H466:.H515])" office:value-type="float" office:value="100" calcext:value-type="float">
            <text:p>100</text:p>
          </table:table-cell>
          <table:table-cell table:formula="of:=MEDIAN([.I466:.I515])" office:value-type="float" office:value="1.7" calcext:value-type="float">
            <text:p>1,7</text:p>
          </table:table-cell>
          <table:table-cell table:number-columns-repeated="2"/>
          <table:table-cell table:formula="of:=MEDIAN([.L466:.L515])" office:value-type="float" office:value="61281" calcext:value-type="float">
            <text:p>61281</text:p>
          </table:table-cell>
          <table:table-cell table:formula="of:=MEDIAN([.M466:.M515])" office:value-type="float" office:value="68" calcext:value-type="float">
            <text:p>68</text:p>
          </table:table-cell>
          <table:table-cell table:formula="of:=MEDIAN([.N466:.N515])"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63800" calcext:value-type="float">
            <text:p>63800</text:p>
          </table:table-cell>
          <table:table-cell table:formula="of:=MEDIAN([.C516:.C565])" office:value-type="float" office:value="68" calcext:value-type="float">
            <text:p>68</text:p>
          </table:table-cell>
          <table:table-cell table:formula="of:=MEDIAN([.D516:.D565])" office:value-type="float" office:value="5.6" calcext:value-type="float">
            <text:p>5,6</text:p>
          </table:table-cell>
          <table:table-cell table:number-columns-repeated="2"/>
          <table:table-cell table:formula="of:=MEDIAN([.G516:.G565])" office:value-type="float" office:value="125057" calcext:value-type="float">
            <text:p>125057</text:p>
          </table:table-cell>
          <table:table-cell table:formula="of:=MEDIAN([.H516:.H565])" office:value-type="float" office:value="100" calcext:value-type="float">
            <text:p>100</text:p>
          </table:table-cell>
          <table:table-cell table:formula="of:=MEDIAN([.I516:.I565])" office:value-type="float" office:value="1.7" calcext:value-type="float">
            <text:p>1,7</text:p>
          </table:table-cell>
          <table:table-cell table:number-columns-repeated="2"/>
          <table:table-cell table:formula="of:=MEDIAN([.L516:.L565])" office:value-type="float" office:value="61218" calcext:value-type="float">
            <text:p>61218</text:p>
          </table:table-cell>
          <table:table-cell table:formula="of:=MEDIAN([.M516:.M565])" office:value-type="float" office:value="66" calcext:value-type="float">
            <text:p>66</text:p>
          </table:table-cell>
          <table:table-cell table:formula="of:=MEDIAN([.N516:.N565])" office:value-type="float" office:value="7.1" calcext:value-type="float">
            <text:p>7,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9:04.7999591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6M32S</meta:editing-duration>
    <meta:editing-cycles>23</meta:editing-cycles>
    <meta:generator>LibreOffice/6.0.7.3$Linux_X86_64 LibreOffice_project/00m0$Build-3</meta:generator>
    <dc:date>2020-10-20T14:29:16.945975459</dc:date>
    <meta:document-statistic meta:table-count="1" meta:cell-count="5126" meta:object-count="0"/>
  </office:meta>
</office:document-meta>
</file>